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569in" fo:margin-left="0.1646in" table:align="left" style:writing-mode="lr-tb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3701in"/>
    </style:style>
    <style:style style:name="Table1.C" style:family="table-column">
      <style:table-column-properties style:column-width="0.4167in"/>
    </style:style>
    <style:style style:name="Table1.D" style:family="table-column">
      <style:table-column-properties style:column-width="0.5903in"/>
    </style:style>
    <style:style style:name="Table1.E" style:family="table-column">
      <style:table-column-properties style:column-width="1.5396in"/>
    </style:style>
    <style:style style:name="Table1.F" style:family="table-column">
      <style:table-column-properties style:column-width="1.9326in"/>
    </style:style>
    <style:style style:name="Table1.G" style:family="table-column">
      <style:table-column-properties style:column-width="2.0951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style:vertical-align="bottom" fo:padding="0in" fo:border-left="1pt solid #000000" fo:border-right="none" fo:border-top="1pt solid #000000" fo:border-bottom="none" style:writing-mode="lr-tb"/>
    </style:style>
    <style:style style:name="Table1.G1" style:family="table-cell">
      <style:table-cell-properties style:vertical-align="bottom" fo:padding="0in" fo:border-left="1pt solid #000000" fo:border-right="1pt solid #000000" fo:border-top="1pt solid #000000" fo:border-bottom="none" style:writing-mode="lr-tb"/>
    </style:style>
    <style:style style:name="Table1.A2" style:family="table-cell">
      <style:table-cell-properties style:vertical-align="bottom" fo:padding="0in" fo:border-left="1pt solid #000000" fo:border-right="none" fo:border-top="none" fo:border-bottom="none" style:writing-mode="lr-tb"/>
    </style:style>
    <style:style style:name="Table1.G2" style:family="table-cell">
      <style:table-cell-properties style:vertical-align="bottom" fo:padding="0in" fo:border-left="1pt solid #000000" fo:border-right="1pt solid #000000" fo:border-top="none" fo:border-bottom="none" style:writing-mode="lr-tb"/>
    </style:style>
    <style:style style:name="Table1.3" style:family="table-row">
      <style:table-row-properties style:min-row-height="0.1618in" fo:keep-together="auto"/>
    </style:style>
    <style:style style:name="Table1.A3" style:family="table-cell">
      <style:table-cell-properties style:vertical-align="bottom" fo:padding="0in" fo:border-left="1pt solid #000000" fo:border-right="none" fo:border-top="none" fo:border-bottom="1pt solid #000000" style:writing-mode="lr-tb"/>
    </style:style>
    <style:style style:name="Table1.G3" style:family="table-cell">
      <style:table-cell-properties style:vertical-align="bottom" fo:padding="0in" fo:border-left="1pt solid #000000" fo:border-right="1pt solid #000000" fo:border-top="none" fo:border-bottom="1pt solid #000000" style:writing-mode="lr-tb"/>
    </style:style>
    <style:style style:name="Table1.4" style:family="table-row">
      <style:table-row-properties style:min-row-height="5.0007in" fo:keep-together="auto"/>
    </style:style>
    <style:style style:name="P1" style:family="paragraph" style:parent-style-name="Standard">
      <style:paragraph-properties fo:line-height="0.1563in"/>
      <style:text-properties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1591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1598in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1516in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1626in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15in"/>
      <style:text-properties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139in"/>
      <style:text-properties style:font-name="Times New Roman" fo:font-size="12pt" officeooo:rsid="000ac604" officeooo:paragraph-rsid="000ac604" style:font-name-asian="Times New Roman" style:font-size-asian="10.5pt" style:font-name-complex="Times New Roman" style:font-size-complex="12pt"/>
    </style:style>
    <style:style style:name="P9" style:family="paragraph" style:parent-style-name="Standard">
      <style:paragraph-properties fo:line-height="0.139in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line-height="0.139in"/>
      <style:text-properties style:font-name="Times New Roman" officeooo:paragraph-rsid="000ac604" style:font-name-asian="Times New Roman" style:font-name-complex="Times New Roman"/>
    </style:style>
    <style:style style:name="P11" style:family="paragraph" style:parent-style-name="Standard">
      <style:paragraph-properties fo:line-height="0.139in"/>
      <style:text-properties style:font-name="Times New Roman" officeooo:paragraph-rsid="0013df8b" style:font-name-asian="Times New Roman" style:font-name-complex="Times New Roman"/>
    </style:style>
    <style:style style:name="P12" style:family="paragraph" style:parent-style-name="Standard">
      <style:paragraph-properties style:line-height-at-least="0in" style:snap-to-layout-grid="false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line-height="0.1366in"/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line-height="0.002in"/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line-height="0.1598in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line-height="0.139in"/>
      <style:text-properties style:font-name="Times New Roman" officeooo:rsid="0015c398" officeooo:paragraph-rsid="0015c398" style:font-name-asian="Times New Roman" style:font-name-complex="Times New Roman"/>
    </style:style>
    <style:style style:name="P17" style:family="paragraph" style:parent-style-name="Standard">
      <style:paragraph-properties fo:line-height="0.139in"/>
      <style:text-properties style:font-name="Times New Roman" officeooo:rsid="0015c398" officeooo:paragraph-rsid="001a492a" style:font-name-asian="Times New Roman" style:font-name-complex="Times New Roman"/>
    </style:style>
    <style:style style:name="P18" style:family="paragraph" style:parent-style-name="Standard">
      <style:paragraph-properties fo:line-height="0.0083in"/>
      <style:text-properties style:font-name="Times New Roman" fo:font-size="9.5pt" style:font-name-asian="Times New Roman" style:font-size-asian="9.5pt" style:font-name-complex="Times New Roman"/>
    </style:style>
    <style:style style:name="P19" style:family="paragraph" style:parent-style-name="Standard">
      <style:paragraph-properties fo:line-height="0.002in"/>
      <style:text-properties style:font-name="Times New Roman" fo:font-weight="bold" style:font-name-asian="Times New Roman" style:font-weight-asian="bold" style:font-name-complex="Times New Roman"/>
    </style:style>
    <style:style style:name="P20" style:family="paragraph" style:parent-style-name="Standard">
      <style:paragraph-properties fo:line-height="0.1571in"/>
      <style:text-properties style:font-name="Times New Roman" fo:font-weight="bold" style:font-name-asian="Times New Roman" style:font-weight-asian="bold" style:font-name-complex="Times New Roman"/>
    </style:style>
    <style:style style:name="P21" style:family="paragraph" style:parent-style-name="Standard">
      <style:paragraph-properties fo:line-height="0.139in"/>
      <style:text-properties style:font-name="Times New Roman" fo:font-weight="bold" style:font-name-asian="Times New Roman" style:font-weight-asian="bold" style:font-name-complex="Times New Roman"/>
    </style:style>
    <style:style style:name="P22" style:family="paragraph" style:parent-style-name="Standard">
      <style:paragraph-properties fo:line-height="0.1839in"/>
      <style:text-properties style:font-name="Times New Roman" fo:font-weight="bold" style:font-name-asian="Times New Roman" style:font-weight-asian="bold" style:font-name-complex="Times New Roman"/>
    </style:style>
    <style:style style:name="P23" style:family="paragraph" style:parent-style-name="Standard">
      <style:paragraph-properties fo:line-height="0.139in"/>
      <style:text-properties style:font-name="Times New Roman" fo:font-weight="bold" officeooo:rsid="00214f8a" officeooo:paragraph-rsid="00214f8a" style:font-name-asian="Times New Roman" style:font-weight-asian="bold" style:font-name-complex="Times New Roman" style:font-weight-complex="bold"/>
    </style:style>
    <style:style style:name="P24" style:family="paragraph" style:parent-style-name="Standard">
      <style:paragraph-properties fo:line-height="0.139in"/>
      <style:text-properties style:font-name="Times New Roman" fo:font-weight="bold" officeooo:rsid="00290f04" officeooo:paragraph-rsid="00290f04" style:font-name-asian="Times New Roman" style:font-weight-asian="bold" style:font-name-complex="Times New Roman" style:font-weight-complex="bold"/>
    </style:style>
    <style:style style:name="P25" style:family="paragraph" style:parent-style-name="Standard">
      <style:paragraph-properties style:line-height-at-least="0in"/>
      <style:text-properties style:font-name="Times New Roman" fo:font-style="italic" style:font-name-asian="Times New Roman" style:font-style-asian="italic" style:font-name-complex="Times New Roman"/>
    </style:style>
    <style:style style:name="P26" style:family="paragraph" style:parent-style-name="Standard">
      <style:paragraph-properties fo:line-height="0.1728in"/>
      <style:text-properties style:font-name="Times New Roman" fo:font-style="italic" style:font-name-asian="Times New Roman" style:font-style-asian="italic" style:font-name-complex="Times New Roman"/>
    </style:style>
    <style:style style:name="P27" style:family="paragraph" style:parent-style-name="Standard">
      <style:paragraph-properties fo:line-height="0.002in"/>
      <style:text-properties style:font-name="Times New Roman" fo:font-style="italic" fo:font-weight="bold" style:font-name-asian="Times New Roman" style:font-style-asian="italic" style:font-weight-asian="bold" style:font-name-complex="Times New Roman"/>
    </style:style>
    <style:style style:name="P28" style:family="paragraph" style:parent-style-name="Standard">
      <style:text-properties style:font-name="Times New Roman" fo:font-size="11pt" style:font-size-asian="11pt" style:font-size-complex="11pt"/>
    </style:style>
    <style:style style:name="P29" style:family="paragraph" style:parent-style-name="Standard">
      <style:paragraph-properties fo:line-height="0.139in"/>
      <style:text-properties style:font-name="Times New Roman" fo:font-size="11pt" style:font-size-asian="11pt" style:font-size-complex="11pt"/>
    </style:style>
    <style:style style:name="P30" style:family="paragraph" style:parent-style-name="Standard">
      <style:paragraph-properties fo:line-height="0.139in"/>
      <style:text-properties style:font-name="Times New Roman" fo:font-size="11pt" officeooo:rsid="0015c398" officeooo:paragraph-rsid="0015c398" style:font-name-asian="Times New Roman" style:font-size-asian="11pt" style:font-name-complex="Times New Roman" style:font-size-complex="11pt"/>
    </style:style>
    <style:style style:name="P31" style:family="paragraph" style:parent-style-name="Standard">
      <style:paragraph-properties fo:line-height="0.139in"/>
      <style:text-properties style:font-name="Times New Roman" fo:font-size="11pt" officeooo:rsid="0015c398" officeooo:paragraph-rsid="0013df8b" style:font-name-asian="Times New Roman" style:font-size-asian="11pt" style:font-name-complex="Times New Roman" style:font-size-complex="11pt"/>
    </style:style>
    <style:style style:name="P32" style:family="paragraph" style:parent-style-name="Standard">
      <style:paragraph-properties fo:line-height="0.139in"/>
      <style:text-properties style:font-name="Times New Roman" fo:font-size="11pt" officeooo:rsid="00192e6a" officeooo:paragraph-rsid="001a492a" style:font-name-asian="Times New Roman" style:font-size-asian="11pt" style:font-name-complex="Times New Roman" style:font-size-complex="11pt"/>
    </style:style>
    <style:style style:name="P33" style:family="paragraph" style:parent-style-name="Standard">
      <style:paragraph-properties fo:line-height="0.139in"/>
      <style:text-properties style:font-name="Times New Roman" fo:font-size="11pt" officeooo:rsid="00192e6a" officeooo:paragraph-rsid="0015c398" style:font-name-asian="Times New Roman" style:font-size-asian="11pt" style:font-name-complex="Times New Roman" style:font-size-complex="11pt"/>
    </style:style>
    <style:style style:name="P34" style:family="paragraph" style:parent-style-name="Standard">
      <style:paragraph-properties fo:line-height="0.139in"/>
      <style:text-properties style:font-name="Times New Roman" fo:font-size="11pt" officeooo:rsid="001a492a" officeooo:paragraph-rsid="001a492a" style:font-name-asian="Times New Roman" style:font-size-asian="11pt" style:font-name-complex="Times New Roman" style:font-size-complex="11pt"/>
    </style:style>
    <style:style style:name="P35" style:family="paragraph" style:parent-style-name="Standard">
      <style:paragraph-properties fo:line-height="0.139in"/>
      <style:text-properties style:font-name="Times New Roman" fo:font-size="11pt" officeooo:rsid="00176b47" officeooo:paragraph-rsid="0015c398" style:font-name-asian="Times New Roman" style:font-size-asian="11pt" style:font-name-complex="Times New Roman" style:font-size-complex="11pt"/>
    </style:style>
    <style:style style:name="P36" style:family="paragraph" style:parent-style-name="Standard">
      <style:paragraph-properties fo:line-height="0.139in"/>
      <style:text-properties style:font-name="Times New Roman" fo:font-size="11pt" officeooo:rsid="001b62b6" officeooo:paragraph-rsid="001b62b6" style:font-name-asian="Times New Roman" style:font-size-asian="11pt" style:font-name-complex="Times New Roman" style:font-size-complex="11pt"/>
    </style:style>
    <style:style style:name="P37" style:family="paragraph" style:parent-style-name="Standard">
      <style:paragraph-properties fo:line-height="0.139in"/>
      <style:text-properties style:font-name="Times New Roman" fo:font-size="11pt" officeooo:rsid="001edd92" officeooo:paragraph-rsid="001edd92" style:font-name-asian="Times New Roman" style:font-size-asian="11pt" style:font-name-complex="Times New Roman" style:font-size-complex="11pt"/>
    </style:style>
    <style:style style:name="P38" style:family="paragraph" style:parent-style-name="Standard">
      <style:paragraph-properties fo:line-height="0.139in"/>
      <style:text-properties style:font-name="Times New Roman" fo:font-size="11pt" officeooo:rsid="001f7e89" officeooo:paragraph-rsid="001f7e89" style:font-name-asian="Times New Roman" style:font-size-asian="11pt" style:font-name-complex="Times New Roman" style:font-size-complex="11pt"/>
    </style:style>
    <style:style style:name="P39" style:family="paragraph" style:parent-style-name="Standard">
      <style:paragraph-properties fo:line-height="0.139in"/>
      <style:text-properties style:font-name="Times New Roman" fo:font-weight="normal" officeooo:rsid="00214f8a" officeooo:paragraph-rsid="00214f8a" style:font-name-asian="Times New Roman" style:font-weight-asian="normal" style:font-name-complex="Times New Roman" style:font-weight-complex="normal"/>
    </style:style>
    <style:style style:name="P40" style:family="paragraph" style:parent-style-name="Standard">
      <style:paragraph-properties fo:line-height="0.139in"/>
      <style:text-properties style:font-name="Times New Roman" fo:font-weight="normal" officeooo:rsid="00290f04" officeooo:paragraph-rsid="00290f04" style:font-name-asian="Times New Roman" style:font-weight-asian="normal" style:font-name-complex="Times New Roman" style:font-weight-complex="normal"/>
    </style:style>
    <style:style style:name="P41" style:family="paragraph" style:parent-style-name="Standard">
      <style:paragraph-properties fo:margin-left="2.0374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margin-left="3.3291in" fo:margin-right="0in" style:line-height-at-least="0in" fo:text-indent="0in" style:auto-text-indent="false">
        <style:tab-stops>
          <style:tab-stop style:position="4.7453in"/>
        </style:tab-stops>
      </style:paragraph-properties>
    </style:style>
    <style:style style:name="P43" style:family="paragraph" style:parent-style-name="Standard">
      <style:paragraph-properties fo:margin-left="3.3291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margin-left="3.3291in" fo:margin-right="0in" style:line-height-at-least="0in" fo:text-indent="0in" style:auto-text-indent="false">
        <style:tab-stops>
          <style:tab-stop style:position="4.2866in"/>
        </style:tab-stops>
      </style:paragraph-properties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margin-left="4.4681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6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7" style:family="paragraph" style:parent-style-name="Standard">
      <style:paragraph-properties fo:margin-left="0.2457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8" style:family="paragraph" style:parent-style-name="Standard">
      <style:paragraph-properties fo:margin-left="0.2736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fo:margin-left="0.2736in" fo:margin-right="0in" style:line-height-at-least="0in" fo:text-indent="0in" style:auto-text-indent="false"/>
      <style:text-properties style:font-name="Times New Roman" fo:font-style="italic" style:font-name-asian="Times New Roman" style:font-style-asian="italic" style:font-name-complex="Times New Roman"/>
    </style:style>
    <style:style style:name="P50" style:family="paragraph" style:parent-style-name="Standard">
      <style:paragraph-properties fo:margin-left="2in" fo:margin-right="0in" style:line-height-at-least="0in" fo:text-indent="0in" style:auto-text-indent="false"/>
    </style:style>
    <style:style style:name="P51" style:family="paragraph" style:parent-style-name="Standard">
      <style:paragraph-properties fo:margin-left="0.111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52" style:family="paragraph" style:parent-style-name="Standard">
      <style:paragraph-properties fo:margin-left="0.111in" fo:margin-right="0in" fo:line-height="98%" fo:text-indent="0in" style:auto-text-indent="false"/>
      <style:text-properties style:font-name="Times New Roman" style:font-name-asian="Times New Roman" style:font-name-complex="Times New Roman"/>
    </style:style>
    <style:style style:name="P53" style:family="paragraph" style:parent-style-name="Standard">
      <style:paragraph-properties fo:margin-left="0.111in" fo:margin-right="0in" style:line-height-at-least="0in" fo:text-indent="0in" style:auto-text-indent="false"/>
      <style:text-properties style:font-name="Times New Roman" fo:font-size="11pt" officeooo:rsid="000ac604" officeooo:paragraph-rsid="000ac604" style:font-name-asian="Times New Roman" style:font-size-asian="11pt" style:font-name-complex="Times New Roman" style:font-size-complex="11pt"/>
    </style:style>
    <style:style style:name="P54" style:family="paragraph" style:parent-style-name="Standard">
      <style:paragraph-properties fo:margin-left="0in" fo:margin-right="0.0693in" style:line-height-at-least="0in" fo:text-align="end" style:justify-single-word="false" fo:text-indent="0in" style:auto-text-indent="false"/>
      <style:text-properties style:font-name="Times New Roman" style:font-name-asian="Times New Roman" style:font-name-complex="Times New Roman"/>
    </style:style>
    <style:style style:name="P55" style:family="paragraph" style:parent-style-name="Standard">
      <style:paragraph-properties fo:margin-left="0.0693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56" style:family="paragraph" style:parent-style-name="Standard">
      <style:paragraph-properties fo:margin-left="0.4862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57" style:family="paragraph" style:parent-style-name="Standard">
      <style:paragraph-properties fo:margin-left="0.1528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58" style:family="paragraph" style:parent-style-name="Standard">
      <style:paragraph-properties fo:margin-left="0.5555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margin-left="0.389in" fo:margin-right="0in" style:line-height-at-least="0in" fo:text-indent="0in" style:auto-text-indent="false"/>
      <style:text-properties style:font-name="Times New Roman" fo:font-size="9.5pt" style:font-name-asian="Times New Roman" style:font-size-asian="9.5pt" style:font-name-complex="Times New Roman"/>
    </style:style>
    <style:style style:name="P60" style:family="paragraph" style:parent-style-name="Standard">
      <style:paragraph-properties fo:margin-left="4.7917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61" style:family="paragraph" style:parent-style-name="Standard">
      <style:paragraph-properties fo:margin-left="0.2457in" fo:margin-right="0in" style:line-height-at-least="0in" fo:text-indent="-0.211in" style:auto-text-indent="false">
        <style:tab-stops>
          <style:tab-stop style:position="0.2457in"/>
        </style:tab-stops>
      </style:paragraph-properties>
      <style:text-properties style:font-name="Times New Roman" fo:font-weight="bold" officeooo:rsid="0008a43a" style:font-name-asian="Times New Roman" style:font-weight-asian="bold" style:font-name-complex="Times New Roman"/>
    </style:style>
    <style:style style:name="P62" style:family="paragraph" style:parent-style-name="Standard" style:master-page-name="Standard">
      <style:paragraph-properties fo:margin-left="1.2319in" fo:margin-right="0in" style:line-height-at-least="0in" fo:text-indent="0in" style:auto-text-indent="false" style:page-number="auto">
        <style:tab-stops>
          <style:tab-stop style:position="4.6339in"/>
        </style:tab-stops>
      </style:paragraph-properties>
    </style:style>
    <style:style style:name="P63" style:family="paragraph" style:parent-style-name="Standard" style:list-style-name="L1">
      <style:text-properties style:font-name="Times New Roman" fo:font-size="11pt" style:font-size-asian="11pt" style:font-size-complex="11pt"/>
    </style:style>
    <style:style style:name="P64" style:family="paragraph" style:parent-style-name="Standard">
      <style:paragraph-properties fo:line-height="0.139in"/>
      <style:text-properties style:font-name="Times New Roman" fo:font-size="11pt" fo:font-weight="bold" officeooo:rsid="001edd92" officeooo:paragraph-rsid="001edd92" style:font-name-asian="Times New Roman" style:font-size-asian="11pt" style:font-weight-asian="bold" style:font-name-complex="Times New Roman" style:font-size-complex="11pt" style:font-weight-complex="bold"/>
    </style:style>
    <style:style style:name="P65" style:family="paragraph" style:parent-style-name="Standard">
      <style:paragraph-properties fo:line-height="0.139in"/>
      <style:text-properties style:font-name="Times New Roman" fo:font-weight="bold" officeooo:rsid="001b62b6" officeooo:paragraph-rsid="001b62b6" style:font-name-asian="Times New Roman" style:font-weight-asian="bold" style:font-name-complex="Times New Roman" style:font-weight-complex="bold"/>
    </style:style>
    <style:style style:name="P66" style:family="paragraph" style:parent-style-name="Standard">
      <style:paragraph-properties fo:line-height="0.139in"/>
      <style:text-properties style:font-name="Times New Roman" officeooo:rsid="002fa729" officeooo:paragraph-rsid="002fa729" style:font-name-asian="Times New Roman" style:font-name-complex="Times New Roman"/>
    </style:style>
    <style:style style:name="P67" style:family="paragraph" style:parent-style-name="Standard" style:list-style-name="WW8Num3">
      <style:paragraph-properties fo:line-height="90%">
        <style:tab-stops>
          <style:tab-stop style:position="0.2429in"/>
        </style:tab-stops>
      </style:paragraph-properties>
    </style:style>
    <style:style style:name="P68" style:family="paragraph" style:parent-style-name="Standard" style:list-style-name="WW8Num4"/>
    <style:style style:name="P69" style:family="paragraph" style:parent-style-name="Standard" style:list-style-name="WW8Num1">
      <style:paragraph-properties fo:margin-left="0.2457in" fo:margin-right="0in" style:line-height-at-least="0in" fo:text-indent="-0.211in" style:auto-text-indent="false">
        <style:tab-stops>
          <style:tab-stop style:position="0.2457in"/>
        </style:tab-stops>
      </style:paragraph-properties>
    </style:style>
    <style:style style:name="P70" style:family="paragraph" style:parent-style-name="Standard" style:list-style-name="WW8Num2">
      <style:paragraph-properties fo:margin-left="0.2457in" fo:margin-right="0in" style:line-height-at-least="0in" fo:text-indent="-0.2457in" style:auto-text-indent="false">
        <style:tab-stops>
          <style:tab-stop style:position="0.2457in"/>
        </style:tab-stops>
      </style:paragraph-properties>
      <style:text-properties officeooo:paragraph-rsid="000ff98c"/>
    </style:style>
    <style:style style:name="P71" style:family="paragraph" style:parent-style-name="Standard" style:list-style-name="WW8Num2">
      <style:paragraph-properties fo:margin-left="0.2457in" fo:margin-right="0in" style:line-height-at-least="0in" fo:text-indent="-0.2457in" style:auto-text-indent="false">
        <style:tab-stops>
          <style:tab-stop style:position="0.2457in"/>
        </style:tab-stops>
      </style:paragraph-properties>
      <style:text-properties officeooo:paragraph-rsid="0008a43a"/>
    </style:style>
    <style:style style:name="P72" style:family="paragraph" style:parent-style-name="Standard" style:list-style-name="WW8Num2">
      <style:paragraph-properties fo:margin-left="0.2736in" fo:margin-right="0in" style:line-height-at-least="0in" fo:text-indent="-0.2736in" style:auto-text-indent="false">
        <style:tab-stops>
          <style:tab-stop style:position="0.2736in"/>
        </style:tab-stops>
      </style:paragraph-properties>
    </style:style>
    <style:style style:name="P73" style:family="paragraph" style:parent-style-name="Standard" style:list-style-name="WW8Num2">
      <style:paragraph-properties fo:margin-left="0.2736in" fo:margin-right="0in" style:line-height-at-least="0in" fo:text-indent="-0.2736in" style:auto-text-indent="false">
        <style:tab-stops>
          <style:tab-stop style:position="0.2736in"/>
        </style:tab-stops>
      </style:paragraph-properties>
      <style:text-properties style:font-name="Times New Roman" fo:font-weight="bold" style:font-name-asian="Times New Roman" style:font-weight-asian="bold" style:font-name-complex="Times New Roman"/>
    </style:style>
    <style:style style:name="P74" style:family="paragraph" style:parent-style-name="Standard" style:master-page-name="Convert_20_1">
      <style:paragraph-properties fo:margin-left="0in" fo:margin-right="0.1665in" fo:line-height="90%" fo:text-indent="0in" style:auto-text-indent="false" style:page-number="auto"/>
    </style:style>
    <style:style style:name="P75" style:family="paragraph" style:parent-style-name="Standard" style:list-style-name="WW8Num4" style:master-page-name="Convert_20_2">
      <style:paragraph-properties fo:margin-left="0.0071in" fo:margin-right="0in" fo:line-height="90%" fo:text-indent="-0.0071in" style:auto-text-indent="false" style:page-number="auto">
        <style:tab-stops>
          <style:tab-stop style:position="0.25in"/>
        </style:tab-stops>
      </style:paragraph-properties>
      <style:text-properties officeooo:paragraph-rsid="00300113"/>
    </style:style>
    <style:style style:name="P76" style:family="paragraph" style:parent-style-name="Standard">
      <style:paragraph-properties fo:margin-left="0.0071in" fo:margin-right="0in" fo:line-height="90%" fo:text-indent="-0.0071in" style:auto-text-indent="false">
        <style:tab-stops>
          <style:tab-stop style:position="0.25in"/>
        </style:tab-stops>
      </style:paragraph-properties>
      <style:text-properties officeooo:paragraph-rsid="00300113"/>
    </style:style>
    <style:style style:name="P77" style:family="paragraph" style:parent-style-name="Standard">
      <style:paragraph-properties fo:margin-left="0.0071in" fo:margin-right="0in" fo:line-height="90%" fo:text-indent="-0.0071in" style:auto-text-indent="false">
        <style:tab-stops>
          <style:tab-stop style:position="0.25in"/>
        </style:tab-stops>
      </style:paragraph-properties>
      <style:text-properties fo:font-size="10pt" officeooo:paragraph-rsid="00300113" style:font-size-asian="10pt" style:font-size-complex="10pt"/>
    </style:style>
    <style:style style:name="P78" style:family="paragraph" style:parent-style-name="Standard" style:list-style-name="WW8Num5" style:master-page-name="Convert_20_3">
      <loext:graphic-properties draw:fill="none"/>
      <style:paragraph-properties fo:margin-left="0.25in" fo:margin-right="0.4366in" fo:line-height="116%" fo:orphans="2" fo:widows="2" fo:text-indent="0in" style:auto-text-indent="false" style:page-number="auto" fo:background-color="transparent" style:writing-mode="lr-tb">
        <style:tab-stops>
          <style:tab-stop style:position="0.3126in"/>
        </style:tab-stops>
      </style:paragraph-properties>
    </style:style>
    <style:style style:name="P79" style:family="paragraph" style:parent-style-name="Standard" style:list-style-name="WW8Num6">
      <style:paragraph-properties fo:margin-left="0.528in" fo:margin-right="0in" style:line-height-at-least="0in" fo:text-indent="-0.2429in" style:auto-text-indent="false">
        <style:tab-stops>
          <style:tab-stop style:position="0.528in"/>
        </style:tab-stops>
      </style:paragraph-properties>
    </style:style>
    <style:style style:name="P80" style:family="paragraph" style:parent-style-name="Standard" style:list-style-name="WW8Num6">
      <style:paragraph-properties fo:margin-left="0.528in" fo:margin-right="0in" style:line-height-at-least="0in" fo:text-indent="-0.2429in" style:auto-text-indent="false">
        <style:tab-stops>
          <style:tab-stop style:position="0.528in"/>
        </style:tab-stops>
      </style:paragraph-properties>
      <style:text-properties style:font-name="Times New Roman" fo:font-weight="bold" style:font-name-asian="Times New Roman" style:font-weight-asian="bold" style:font-name-complex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5pt" fo:font-weight="bold" style:font-name-asian="Times New Roman" style:font-size-asian="15pt" style:font-weight-asian="bold" style:font-name-complex="Times New Roman"/>
    </style:style>
    <style:style style:name="T3" style:family="text">
      <style:text-properties style:font-name="Times New Roman" fo:font-size="15pt" fo:font-weight="bold" officeooo:rsid="0011c1bd" style:font-name-asian="Times New Roman" style:font-size-asian="15pt" style:font-weight-asian="bold" style:font-name-complex="Times New Roman"/>
    </style:style>
    <style:style style:name="T4" style:family="text">
      <style:text-properties style:font-name="Times New Roman" fo:font-size="15pt" fo:font-weight="bold" officeooo:rsid="0013df8b" style:font-name-asian="Times New Roman" style:font-size-asian="15pt" style:font-weight-asian="bold" style:font-name-complex="Times New Roman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style:font-name="Times New Roman" officeooo:rsid="00074f94" style:font-name-asian="Times New Roman" style:font-name-complex="Times New Roman"/>
    </style:style>
    <style:style style:name="T7" style:family="text">
      <style:text-properties style:font-name="Times New Roman" officeooo:rsid="0011c1bd" style:font-name-asian="Times New Roman" style:font-name-complex="Times New Roman"/>
    </style:style>
    <style:style style:name="T8" style:family="text">
      <style:text-properties style:font-name="Times New Roman" officeooo:rsid="00300113" style:font-name-asian="Times New Roman" style:font-name-complex="Times New Roman"/>
    </style:style>
    <style:style style:name="T9" style:family="text">
      <style:text-properties style:font-name="Times New Roman" officeooo:rsid="003201ea" style:font-name-asian="Times New Roman" style:font-name-complex="Times New Roman"/>
    </style:style>
    <style:style style:name="T10" style:family="text">
      <style:text-properties style:font-name="Times New Roman" fo:font-size="14.5pt" style:font-name-asian="Times New Roman" style:font-size-asian="14.5pt" style:font-name-complex="Times New Roman"/>
    </style:style>
    <style:style style:name="T11" style:family="text">
      <style:text-properties style:font-name="Times New Roman" fo:font-size="14.5pt" officeooo:rsid="00074f94" style:font-name-asian="Times New Roman" style:font-size-asian="14.5pt" style:font-name-complex="Times New Roman"/>
    </style:style>
    <style:style style:name="T12" style:family="text">
      <style:text-properties style:font-name="Times New Roman" fo:font-size="9.5pt" style:font-name-asian="Times New Roman" style:font-size-asian="9.5pt" style:font-name-complex="Times New Roman"/>
    </style:style>
    <style:style style:name="T13" style:family="text">
      <style:text-properties style:font-name="Times New Roman" fo:font-size="9.5pt" officeooo:rsid="00074f94" style:font-name-asian="Times New Roman" style:font-size-asian="9.5pt" style:font-name-complex="Times New Roman"/>
    </style:style>
    <style:style style:name="T14" style:family="text">
      <style:text-properties style:font-name="Times New Roman" fo:font-size="9.5pt" officeooo:rsid="0013df8b" style:font-name-asian="Times New Roman" style:font-size-asian="9.5pt" style:font-name-complex="Times New Roman"/>
    </style:style>
    <style:style style:name="T15" style:family="text">
      <style:text-properties style:font-name="Times New Roman" fo:font-size="9.5pt" officeooo:rsid="003201ea" style:font-name-asian="Times New Roman" style:font-size-asian="9.5pt" style:font-name-complex="Times New Roman"/>
    </style:style>
    <style:style style:name="T16" style:family="text">
      <style:text-properties style:font-name="Times New Roman" fo:font-weight="bold" style:font-name-asian="Times New Roman" style:font-weight-asian="bold" style:font-name-complex="Times New Roman"/>
    </style:style>
    <style:style style:name="T17" style:family="text">
      <style:text-properties style:font-name="Times New Roman" fo:font-weight="bold" officeooo:rsid="0013df8b" style:font-name-asian="Times New Roman" style:font-weight-asian="bold" style:font-name-complex="Times New Roman"/>
    </style:style>
    <style:style style:name="T18" style:family="text">
      <style:text-properties style:font-name="Times New Roman" fo:font-weight="bold" officeooo:rsid="0015c398" style:font-name-asian="Times New Roman" style:font-weight-asian="bold" style:font-name-complex="Times New Roman"/>
    </style:style>
    <style:style style:name="T19" style:family="text">
      <style:text-properties style:font-name="Times New Roman" fo:font-style="italic" style:font-name-asian="Times New Roman" style:font-style-asian="italic" style:font-name-complex="Times New Roman"/>
    </style:style>
    <style:style style:name="T20" style:family="text">
      <style:text-properties style:font-name="Times New Roman" fo:font-size="9pt" style:font-name-asian="Times New Roman" style:font-size-asian="9pt" style:font-name-complex="Times New Roman"/>
    </style:style>
    <style:style style:name="T21" style:family="text">
      <style:text-properties style:font-name="Times New Roman" fo:font-size="9pt" officeooo:rsid="00300113" style:font-name-asian="Times New Roman" style:font-size-asian="9pt" style:font-name-complex="Times New Roman"/>
    </style:style>
    <style:style style:name="T22" style:family="text">
      <style:text-properties style:font-name="Times New Roman" fo:font-size="9pt" fo:background-color="#00864b" loext:char-shading-value="0" style:font-name-asian="Times New Roman" style:font-size-asian="9pt" style:font-name-complex="Times New Roman"/>
    </style:style>
    <style:style style:name="T23" style:family="text">
      <style:text-properties style:font-name="Times New Roman" fo:font-size="9pt" fo:background-color="#00864b" loext:char-shading-value="0" style:font-name-asian="Times New Roman" style:font-size-asian="9pt" style:font-name-complex="Times New Roman"/>
    </style:style>
    <style:style style:name="T24" style:family="text">
      <style:text-properties style:font-name="Times New Roman" fo:font-size="9pt" fo:background-color="#ffffff" loext:char-shading-value="0" style:font-name-asian="Times New Roman" style:font-size-asian="9pt" style:font-name-complex="Times New Roman"/>
    </style:style>
    <style:style style:name="T25" style:family="text">
      <style:text-properties style:font-name="Times New Roman" fo:font-size="11pt" style:font-size-asian="11pt" style:font-size-complex="11pt"/>
    </style:style>
    <style:style style:name="T26" style:family="text">
      <style:text-properties style:font-name="Times New Roman" fo:font-size="11pt" officeooo:rsid="001b62b6" style:font-size-asian="11pt" style:font-size-complex="11pt"/>
    </style:style>
    <style:style style:name="T27" style:family="text">
      <style:text-properties style:font-name="Times New Roman" fo:font-size="11pt" fo:font-style="italic" style:font-size-asian="11pt" style:font-size-complex="11pt"/>
    </style:style>
    <style:style style:name="T28" style:family="text">
      <style:text-properties style:font-name="Times New Roman" fo:font-size="11pt" officeooo:rsid="001b62b6" style:font-name-asian="Times New Roman" style:font-size-asian="11pt" style:font-name-complex="Times New Roman" style:font-size-complex="11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074f94" style:font-size-asian="12pt" style:font-size-complex="12pt"/>
    </style:style>
    <style:style style:name="T31" style:family="text">
      <style:text-properties fo:font-size="12pt" officeooo:rsid="0013df8b" style:font-size-asian="12pt" style:font-size-complex="12pt"/>
    </style:style>
    <style:style style:name="T32" style:family="text">
      <style:text-properties fo:font-size="12pt" fo:font-weight="bold" officeooo:rsid="00099b6e" style:font-size-asian="10.5pt" style:font-weight-asian="bold" style:font-size-complex="12pt" style:font-weight-complex="bold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08a43a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099b6e" style:font-size-asian="12pt" style:font-weight-asian="bold" style:font-size-complex="12pt" style:font-weight-complex="bold"/>
    </style:style>
    <style:style style:name="T36" style:family="text">
      <style:text-properties fo:font-size="12pt" fo:font-style="normal" fo:font-weight="bold" officeooo:rsid="0008a43a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officeooo:rsid="00074f94"/>
    </style:style>
    <style:style style:name="T38" style:family="text">
      <style:text-properties officeooo:rsid="0008a43a"/>
    </style:style>
    <style:style style:name="T39" style:family="text">
      <style:text-properties officeooo:rsid="00099b6e"/>
    </style:style>
    <style:style style:name="T40" style:family="text">
      <style:text-properties officeooo:rsid="0012891e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font-size="11pt" officeooo:rsid="0013df8b" style:font-size-asian="11pt" style:font-size-complex="11pt"/>
    </style:style>
    <style:style style:name="T43" style:family="text">
      <style:text-properties fo:font-size="11pt" officeooo:rsid="0015c398" style:font-size-asian="11pt" style:font-size-complex="11pt"/>
    </style:style>
    <style:style style:name="T44" style:family="text">
      <style:text-properties fo:font-size="11pt" officeooo:rsid="00176b47" style:font-size-asian="11pt" style:font-size-complex="11pt"/>
    </style:style>
    <style:style style:name="T45" style:family="text">
      <style:text-properties fo:font-size="11pt" officeooo:rsid="00192e6a" style:font-size-asian="11pt" style:font-size-complex="11pt"/>
    </style:style>
    <style:style style:name="T46" style:family="text">
      <style:text-properties fo:font-size="11pt" officeooo:rsid="001a492a" style:font-size-asian="11pt" style:font-size-complex="11pt"/>
    </style:style>
    <style:style style:name="T47" style:family="text">
      <style:text-properties officeooo:rsid="001f7e89"/>
    </style:style>
    <style:style style:name="T48" style:family="text">
      <style:text-properties officeooo:rsid="001f7e89" style:font-name-asian="Times New Roman" style:font-name-complex="Times New Roman"/>
    </style:style>
    <style:style style:name="T49" style:family="text">
      <style:text-properties officeooo:rsid="00218c9a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2e2cbd"/>
    </style:style>
    <style:style style:name="T52" style:family="text">
      <style:text-properties officeooo:rsid="00300113"/>
    </style:style>
    <style:style style:name="T53" style:family="text">
      <style:text-properties fo:color="#62a73b" style:font-name="Times New Roman" fo:font-size="9pt" fo:background-color="#ffffff" loext:char-shading-value="0" style:font-name-asian="Times New Roman" style:font-size-asian="9pt" style:font-name-complex="Times New Roman"/>
    </style:style>
    <style:style style:name="T54" style:family="text">
      <style:text-properties fo:color="#579835" style:font-name="Times New Roman" fo:font-size="9pt" fo:background-color="#ffffff" loext:char-shading-value="0" style:font-name-asian="Times New Roman" style:font-size-asian="9pt" style:font-name-complex="Times New Roman"/>
    </style:style>
    <style:style style:name="T55" style:family="text">
      <style:text-properties fo:color="#407927" style:font-name="Times New Roman" fo:font-size="9pt" fo:background-color="#ffffff" loext:char-shading-value="0" style:font-name-asian="Times New Roman" style:font-size-asian="9pt" style:font-name-complex="Times New Roman"/>
    </style:style>
    <style:style style:name="T56" style:family="text">
      <style:text-properties fo:color="#407927" style:font-name="Times New Roman" fo:background-color="#ffffff" loext:char-shading-value="0" style:font-name-asian="Times New Roman" style:font-name-complex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Тем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span text:style-name="T2">Отчет по лабораторной работе №</text:span><text:span text:style-name="T4">20</text:span><text:span text:style-name="T3"> </text:span><text:span text:style-name="T10">по курсу </text:span><text:span text:style-name="T11">Информатика</text:span></text:p>
      <text:p text:style-name="P41">Студент группы <text:s/><text:span text:style-name="T30">М8О-107Б</text:span> <text:span text:style-name="T29"><text:s/></text:span><text:span text:style-name="T30">Ревунов Денис <text:s text:c="4"/></text:span><text:span text:style-name="T37"><text:s text:c="6"/></text:span>, № по списку <text:s/><text:span text:style-name="T31">18</text:span></text:p>
      <text:p text:style-name="P1"/>
      <text:p text:style-name="P43">Контакты www, e-mail, icq, skype <text:span text:style-name="T29"><text:s text:c="2"/></text:span><text:span text:style-name="T30">drevunov13@mail.ru</text:span></text:p>
      <text:p text:style-name="P2"/>
      <text:p text:style-name="P42"><text:span text:style-name="T5">Работа выполнена: «</text:span><text:span text:style-name="T9">2</text:span><text:span text:style-name="T12">» </text:span><text:span text:style-name="T15">Апреля</text:span><text:span text:style-name="T13"> <text:s text:c="5"/></text:span><text:span text:style-name="T12">20</text:span><text:span text:style-name="T14">20</text:span><text:span text:style-name="T12">г.</text:span></text:p>
      <text:p text:style-name="P3"/>
      <text:p text:style-name="P43">Преподаватель: <text:span text:style-name="T37">Доцент</text:span> каф. 806 <text:s text:c="3"/><text:span text:style-name="T30">Сластушенский</text:span></text:p>
      <text:p text:style-name="P43"/>
      <text:p text:style-name="P43">Входной контроль знаний с оценкой _____________________</text:p>
      <text:p text:style-name="P4"/>
      <text:p text:style-name="P44">Отчет сдан «<text:tab/>» _________201 __ г., итоговая оценка _____</text:p>
      <text:p text:style-name="P5"/>
      <text:p text:style-name="P45">Подпись преподавателя ________________</text:p>
      <text:p text:style-name="P6"/>
      <text:list xml:id="list3796951863" text:style-name="WW8Num1">
        <text:list-item>
          <text:list>
            <text:list-item>
              <text:p text:style-name="P69"><text:span text:style-name="T16">Тема: <text:s/></text:span><text:span text:style-name="T17">Стандартные утилиты UNIX для обработки файлов</text:span></text:p>
            </text:list-item>
          </text:list>
        </text:list-item>
      </text:list>
      <text:p text:style-name="P61"/>
      <text:p text:style-name="P61"/>
      <text:p text:style-name="P20"/>
      <text:list xml:id="list1720073606" text:style-name="WW8Num2">
        <text:list-item>
          <text:p text:style-name="P70"><text:span text:style-name="T16">Цель работы: </text:span><text:span text:style-name="T17">Изучить основные команды обработки текстовых файлов ОС UNIX, опробовать и получить навыки работы с ними, запротоколировать подготовленные примеры</text:span></text:p>
        </text:list-item>
      </text:list>
      <text:p text:style-name="P47"/>
      <text:p text:style-name="P20"/>
      <text:list xml:id="list181010346485157" text:continue-numbering="true" text:style-name="WW8Num2">
        <text:list-item>
          <text:p text:style-name="P71"><text:span text:style-name="T16">Задание : </text:span><text:span text:style-name="T17">Основные команды — grep, </text:span><text:span text:style-name="T18">dd, <text:s/>find. Остальные перечислены в сценарии.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81009419175847" text:continue-numbering="true" text:style-name="WW8Num2">
        <text:list-item>
          <text:p text:style-name="P72"><text:span text:style-name="T16">Оборудование </text:span><text:span text:style-name="T5">(лабораторное):</text:span></text:p>
        </text:list-item>
      </text:list>
      <text:p text:style-name="P19"/>
      <text:p text:style-name="P48">ЭВМ ______________, процессор _____________, имя узла сети __________________ с ОП ______________ Мб, НМД __________ Мб. Терминал __________ адрес __________________. Принтер _________________________</text:p>
      <text:p text:style-name="P48">Другие устройства ________________________________________________________________________________</text:p>
      <text:p text:style-name="P48">_________________________________________________________________________________________________</text:p>
      <text:p text:style-name="P20"/>
      <text:p text:style-name="P49">Оборудование ПЭВМ студента, если использовалось:</text:p>
      <text:p text:style-name="P27"/>
      <text:p text:style-name="P48">Процессор <text:span text:style-name="T36">Intel core i7-2700K</text:span> с ОП <text:span text:style-name="T34">8196</text:span><text:span text:style-name="T33"> Мб,</text:span> НМД <text:span text:style-name="T34">1000000</text:span><text:span text:style-name="T38"> </text:span>Мб. Монитор <text:span text:style-name="T34">1920x1080</text:span></text:p>
      <text:p text:style-name="P48">Другие устройства ________________________________________________________________________________</text:p>
      <text:p text:style-name="P48">_________________________________________________________________________________________________</text:p>
      <text:p text:style-name="P20"/>
      <text:list xml:id="list181009835875869" text:continue-numbering="true" text:style-name="WW8Num2">
        <text:list-item>
          <text:p text:style-name="P73">Программное обеспечение (лабораторное):</text:p>
        </text:list-item>
      </text:list>
      <text:p text:style-name="P19"/>
      <text:p text:style-name="P48">Операционная система семейства ___________, наименование _______________________ версия _____________</text:p>
      <text:p text:style-name="P48">интерпретатор команд ________________ версия ____________</text:p>
      <text:p text:style-name="P48">Система программирования __________________________________________________ версия ________________</text:p>
      <text:p text:style-name="P48">Редактор текстов __________________________________________________________ версия _________________</text:p>
      <text:p text:style-name="P48">Утилиты операционной системы ____________________________________________________________________</text:p>
      <text:p text:style-name="P48">_________________________________________________________________________________________________</text:p>
      <text:p text:style-name="P48">Прикладные системы и программы __________________________________________________________________</text:p>
      <text:p text:style-name="P48">Местонахождение и имена файлов программ и данных__________________________________________________</text:p>
      <text:p text:style-name="P48">_________________________________________________________________________________________________</text:p>
      <text:p text:style-name="P20"/>
      <text:p text:style-name="P49">Программное обеспечение ЭВМ студента, если использовалось:</text:p>
      <text:p text:style-name="P27"/>
      <text:p text:style-name="P48">Операционная система семейства <text:span text:style-name="T34">UNIX</text:span><text:span text:style-name="T38"> </text:span>, наименование <text:span text:style-name="T34">Ubuntu </text:span><text:span text:style-name="T38"><text:s text:c="3"/></text:span>версия <text:span text:style-name="T34">18.04.LTS</text:span></text:p>
      <text:p text:style-name="P48">интерпретатор команд <text:span text:style-name="T35">Bash</text:span><text:span text:style-name="T39"> </text:span>версия <text:span text:style-name="T35">4.4</text:span></text:p>
      <text:p text:style-name="P48">Система программирования ___________________________________________________версия _______________</text:p>
      <text:p text:style-name="P48">Редактор текстов <text:span text:style-name="T32">E</text:span><text:span text:style-name="T35">macs</text:span><text:span text:style-name="T39"> в</text:span>ерсия <text:span text:style-name="T35">26.3</text:span></text:p>
      <text:p text:style-name="P48">Утилиты операционной системы ____________________________________________________________________</text:p>
      <text:p text:style-name="P48">_________________________________________________________________________________________________</text:p>
      <text:p text:style-name="P74"><text:bookmark text:name="page2"/><text:span text:style-name="T16">6. Идея, метод, алгоритм </text:span><text:span text:style-name="T20">решения задачи</text:span><text:span text:style-name="T16"> </text:span><text:span text:style-name="T20">(в формах:</text:span><text:span text:style-name="T16"> </text:span><text:span text:style-name="T20">словесной,</text:span><text:span text:style-name="T16"> </text:span><text:span text:style-name="T20">псевдокода,</text:span><text:span text:style-name="T16"> </text:span><text:span text:style-name="T20">графической</text:span><text:span text:style-name="T16"> </text:span><text:span text:style-name="T20">[блок-схема,</text:span><text:span text:style-name="T16"> </text:span><text:span text:style-name="T20">диаграмма,</text:span><text:span text:style-name="T16"> </text:span><text:span text:style-name="T20">рисунок,</text:span><text:span text:style-name="T16"> </text:span><text:span text:style-name="T20">таблица] или формальные спецификации с пред- и постусловиями)</text:span></text:p>
      <text:p text:style-name="P8"/>
      <text:p text:style-name="P11"><text:span text:style-name="T42">Составить список команд, </text:span><text:span text:style-name="T43">запустить, сохранить протокол. Для основных команд будем использовать следующие ключи:</text:span></text:p>
      <text:p text:style-name="P31"/>
      <text:p text:style-name="P30"><text:span text:style-name="T50">grep</text:span>: </text:p>
      <text:p text:style-name="P16"><text:span text:style-name="T41">-</text:span><text:span text:style-name="T44">F — выводятся совпадения с любой из данных строк</text:span></text:p>
      <text:p text:style-name="P32">-E — интерпретация выражения как расширенного регулярного выражения(тогда символы ?, +, {, |, (, и) не надо предворять \</text:p>
      <text:p text:style-name="P17"><text:span text:style-name="T45">-</text:span><text:span text:style-name="T46">B — вывести n строк перед совпадением</text:span></text:p>
      <text:p text:style-name="P34">-A — вывести n строк после совпадения</text:p>
      <text:p text:style-name="P35">-i — игнорирование регистра</text:p>
      <text:p text:style-name="P35">-v — инвертированный поиск, строки с данным шаблоном выводиться не будут</text:p>
      <text:p text:style-name="P16"><text:span text:style-name="T44">-</text:span><text:span text:style-name="T45">o — вывод только совпадающей части всей строки</text:span></text:p>
      <text:p text:style-name="P33">-w — ищет выражение как слово</text:p>
      <text:p text:style-name="P33"/>
      <text:p text:style-name="P65"><text:span text:style-name="T45">d</text:span><text:span text:style-name="T41">d:</text:span></text:p>
      <text:p text:style-name="Standard"><text:span text:style-name="Teletype"><text:span text:style-name="T26">status=progress</text:span></text:span><text:span text:style-name="T28">— отображает статистику передачи, возможны 3 варианта 'none', 'noxfer', 'progress' GNU Coreutils 8.24+ (Ubuntu 16.04 and newer). </text:span></text:p>
      <text:p text:style-name="Standard"><text:span text:style-name="Teletype"><text:span text:style-name="T25">if=файл </text:span></text:span><text:span text:style-name="T25">— читает данные из файла вместо стандартного ввода. </text:span></text:p>
      <text:p text:style-name="Standard"><text:span text:style-name="Teletype"><text:span text:style-name="T25">of=файл </text:span></text:span><text:span text:style-name="T25">— пишет данные в файл вместо стандартного вывода. </text:span></text:p>
      <text:p text:style-name="Standard"><text:span text:style-name="Teletype"><text:span text:style-name="T25">bs=</text:span></text:span><text:span text:style-name="Teletype"><text:span text:style-name="T27">n </text:span></text:span><text:span text:style-name="T25">— размер блока. </text:span></text:p>
      <text:p text:style-name="Standard"><text:span text:style-name="Teletype"><text:span text:style-name="T25">ibs=</text:span></text:span><text:span text:style-name="Teletype"><text:span text:style-name="T27">nn</text:span></text:span><text:span text:style-name="T25"> и </text:span><text:span text:style-name="Teletype"><text:span text:style-name="T25">obs=</text:span></text:span><text:span text:style-name="Teletype"><text:span text:style-name="T27">nn</text:span></text:span><text:span text:style-name="T25">— задаёт, сколько байтов нужно считывать или записывать за раз.</text:span></text:p>
      <text:p text:style-name="P28">count=n — сколько блоков скопировать.</text:p>
      <text:p text:style-name="P28">seek=n — сколько блоков пропустить от начала в выходном файле перед копированием.</text:p>
      <text:p text:style-name="P28">skip=n — сколько блоков пропустить от начала во входном файле перед копированием.</text:p>
      <text:p text:style-name="P28">conv=фильтр,фильтр — применить фильтры конвертации. Типы фильтров:</text:p>
      <text:list xml:id="list1849042396" text:style-name="L1">
        <text:list-item>
          <text:p text:style-name="P63">lcase — преобразовать к нижнему регистру.</text:p>
        </text:list-item>
        <text:list-item>
          <text:p text:style-name="P63">ucase — преобразовать к верхнему регистру.</text:p>
        </text:list-item>
        <text:list-item>
          <text:p text:style-name="P63">swab — менять местами пары байт.</text:p>
        </text:list-item>
        <text:list-item>
          <text:p text:style-name="P63">noerror — игнорировать ошибки ввода-вывода.</text:p>
        </text:list-item>
      </text:list>
      <text:p text:style-name="P36"/>
      <text:p text:style-name="P64">find:</text:p>
      <text:p text:style-name="P37"><text:span text:style-name="T47">amin n</text:span>— время последнего обращения к файлу (в минутах)</text:p>
      <text:p text:style-name="P38">atime n — время последнего обращения к файлу (в днях)</text:p>
      <text:p text:style-name="P38"><text:tab/>Для параметра n находятся файлы, у которых он совпадает. Для +n и -n будут соответственно находиться файлы, которые использовались позднее или раньше указанного времени. Аналогично работают mmin и mtime, но только не по последнему обращению, а по последнему изменению файла.</text:p>
      <text:p text:style-name="P38"/>
      <text:p text:style-name="P38">delete — удалять найденные файлы</text:p>
      <text:p text:style-name="P29"><text:span text:style-name="T48">maxdepth </text:span>— максимальный уровень вложенности для поиска. «-maxdepth 1» ограничивает поиск текущим каталогом.</text:p>
      <text:p text:style-name="P29"><text:span text:style-name="Source_20_Text"><text:span text:style-name="T1">newer другой_файл</text:span></text:span>— искать файлы, созданные позже, чем другой_файл</text:p>
      <text:p text:style-name="P29"><text:span text:style-name="Source_20_Text"><text:span text:style-name="T1">-type </text:span></text:span>— тип искомого: f=файл, d=каталог (directory), l=ссылка (link), p=канал (pipe), s=сокет.</text:p>
      <text:p text:style-name="P29"><text:span text:style-name="Source_20_Text"><text:span text:style-name="T1">-exec command {} \;</text:span></text:span>— выполняет над найденным файлом указанную команду</text:p>
      <text:p text:style-name="P29"/>
      <text:p text:style-name="P23">Второстепенные команды:</text:p>
      <text:p text:style-name="P39">cmp, head, tail, wc, sort, tee, tr, du, file, <text:s/>uniq, df, <text:span text:style-name="T49">sum, md5, diff, patch, split, paste, nroff, <text:s/>touch, </text:span></text:p>
      <text:p text:style-name="P9"/>
      <text:p text:style-name="P24">План работы:</text:p>
      <text:p text:style-name="P40">На примере разноплановых файлов, находящихся в рабочей папке:</text:p>
      <text:p text:style-name="P40"><text:s/>cyrillic.txt <text:s/>empty.txt <text:s/>folder <text:s/>lab15.c <text:s/>latin.txt <text:s/>letters.txt <text:s/>man <text:s/>numbers.txt <text:s/>numbers.txt<text:tab/> <text:s/>picture.<text:span text:style-name="T51">pn</text:span>g <text:s/>program.c</text:p>
      <text:p text:style-name="P40">продемонстрировать работу указанных команд с соответствующими ключами</text:p>
      <text:p text:style-name="P9"/>
      <text:list xml:id="list2236755762" text:style-name="WW8Num3">
        <text:list-item>
          <text:p text:style-name="P67"><text:span text:style-name="T16">Сценарий выполнения работы </text:span><text:span text:style-name="T20">[план работы,</text:span><text:span text:style-name="T16"> </text:span><text:span text:style-name="T20">первоначальный текст программы в черновике</text:span><text:span text:style-name="T16"> </text:span><text:span text:style-name="T20">(можно на отдельном листе)</text:span><text:span text:style-name="T16"> </text:span><text:span text:style-name="T20">и</text:span><text:span text:style-name="T16"> </text:span><text:span text:style-name="T20">тесты либо соображения по тестированию].</text:span></text:p>
        </text:list-item>
      </text:list>
      <text:p text:style-name="P21"/>
      <text:p text:style-name="P10"/>
      <text:p text:style-name="P66">См. протокол</text:p>
      <text:p text:style-name="P10"/>
      <text:p text:style-name="P25">Пункты 1-7 отчета составляются строго до начала лабораторной работы.</text:p>
      <text:p text:style-name="P26"/>
      <text:p text:style-name="P50"><text:span text:style-name="T19">Допущен к выполнению работы. </text:span><text:span text:style-name="T16">Подпись преподавателя</text:span><text:span text:style-name="T19"> </text:span><text:span text:style-name="T16">_____________________</text:span></text:p>
      <text:list xml:id="list1933243049" text:style-name="WW8Num4">
        <text:list-item>
          <text:p text:style-name="P75"><text:bookmark text:name="page3"/><text:span text:style-name="T16">Распечатка протокола </text:span><text:span text:style-name="T20">(подклеить листинг окончательного варианта программы с тестовыми примерами,</text:span><text:span text:style-name="T16"> </text:span><text:span text:style-name="T20">подписанный</text:span><text:span text:style-name="T16"> </text:span><text:span text:style-name="T20">преподавателем).</text:span></text:p>
        </text:list-item>
      </text:list>
      <text:p text:style-name="P76"><text:span text:style-name="T20"/></text:p>
      <text:p text:style-name="P77"><text:span text:style-name="T56">denis@denis-X510UNR</text:span><text:span text:style-name="T5">:~/Documents/labs/lab20$ ls</text:span></text:p>
      <text:p text:style-name="P77"><text:span text:style-name="T5">cyrillic.txt <text:s/>empty.txt <text:s/>folder <text:s/>lab15.c <text:s/>latin.txt <text:s/>letters.txt <text:s/>man <text:s/>numbers.txt <text:s/>numbers.txt~ <text:s/>picture.jpg <text:s/>program.c</text:span></text:p>
      <text:p text:style-name="P77"><text:span text:style-name="T56">denis@denis-X510UNR</text:span><text:span text:style-name="T5">:~/Documents/labs/lab20$ cat lab15.c</text:span></text:p>
      <text:p text:style-name="P77"><text:span text:style-name="T5">#include &lt;stdio.h&gt;</text:span></text:p>
      <text:p text:style-name="P77"><text:span text:style-name="T5">int main()</text:span></text:p>
      <text:p text:style-name="P77"><text:span text:style-name="T5">{</text:span></text:p>
      <text:p text:style-name="P77"><text:span text:style-name="T5"><text:s text:c="2"/>int i,j,max, min, <text:s/>answer=0, minstring, maxcolumn;</text:span></text:p>
      <text:p text:style-name="P77"><text:span text:style-name="T5"><text:s text:c="2"/>int a[8][8];</text:span></text:p>
      <text:p text:style-name="P77"><text:span text:style-name="T5"><text:s text:c="2"/>int n;</text:span></text:p>
      <text:p text:style-name="P77"><text:span text:style-name="T5"><text:s text:c="2"/>scanf("%d", &amp;n);</text:span></text:p>
      <text:p text:style-name="P77"><text:span text:style-name="T5"><text:s text:c="2"/>for(i=0;i&lt;n;i++)</text:span></text:p>
      <text:p text:style-name="P77"><text:span text:style-name="T5"><text:s text:c="4"/>for(j=0;j&lt;n;j++)</text:span></text:p>
      <text:p text:style-name="P77"><text:span text:style-name="T5"><text:s text:c="6"/>scanf("%d", &amp;a[i][j]);</text:span></text:p>
      <text:p text:style-name="P77"><text:span text:style-name="T5"><text:s text:c="2"/>max=a[0][0];</text:span></text:p>
      <text:p text:style-name="P77"><text:span text:style-name="T5"><text:s text:c="2"/>min=a[0][0];</text:span></text:p>
      <text:p text:style-name="P77"><text:span text:style-name="T5"><text:s text:c="2"/>maxcolumn=0;</text:span></text:p>
      <text:p text:style-name="P77"><text:span text:style-name="T5"><text:s text:c="2"/>minstring=0;</text:span></text:p>
      <text:p text:style-name="P77"><text:span text:style-name="T5"><text:s text:c="2"/>for(i=0;i&lt;n;i++)</text:span></text:p>
      <text:p text:style-name="P77"><text:span text:style-name="T5"><text:s text:c="4"/>for(j=0;j&lt;n;j++)</text:span></text:p>
      <text:p text:style-name="P77"><text:span text:style-name="T5"><text:s text:c="6"/>{</text:span></text:p>
      <text:p text:style-name="P77"><text:span text:style-name="T5"><text:tab/>if(a[i][j]&gt;max)</text:span></text:p>
      <text:p text:style-name="P77"><text:span text:style-name="T5"><text:tab/> <text:s/>{</text:span></text:p>
      <text:p text:style-name="P77"><text:span text:style-name="T5"><text:tab/> <text:s text:c="3"/>max=a[i][j];</text:span></text:p>
      <text:p text:style-name="P77"><text:span text:style-name="T5"><text:tab/> <text:s text:c="3"/>maxcolumn=j;</text:span></text:p>
      <text:p text:style-name="P77"><text:span text:style-name="T5"><text:tab/> <text:s/>}</text:span></text:p>
      <text:p text:style-name="P77"><text:span text:style-name="T5"><text:tab/>if(a[i][j]&lt;min)</text:span></text:p>
      <text:p text:style-name="P77"><text:span text:style-name="T5"><text:tab/> <text:s/>{</text:span></text:p>
      <text:p text:style-name="P77"><text:span text:style-name="T5"><text:tab/> <text:s text:c="3"/>min=a[i][j];</text:span></text:p>
      <text:p text:style-name="P77"><text:span text:style-name="T5"><text:tab/> <text:s text:c="3"/>minstring=i;</text:span></text:p>
      <text:p text:style-name="P77"><text:span text:style-name="T5"><text:tab/> <text:s/>}</text:span></text:p>
      <text:p text:style-name="P77"><text:span text:style-name="T5"><text:s text:c="6"/>}</text:span></text:p>
      <text:p text:style-name="P77"><text:span text:style-name="T5"><text:s text:c="2"/>for(i=0;i&lt;n;i++)</text:span></text:p>
      <text:p text:style-name="P77"><text:span text:style-name="T5"><text:s text:c="4"/>answer+=a[minstring][i]*a[i][maxcolumn];</text:span></text:p>
      <text:p text:style-name="P77"><text:span text:style-name="T5"><text:s text:c="2"/>printf("%d\n", answer);</text:span></text:p>
      <text:p text:style-name="P77"><text:span text:style-name="T5">}</text:span></text:p>
      <text:p text:style-name="P77"><text:span text:style-name="T5"><text:s text:c="2"/></text:span></text:p>
      <text:p text:style-name="P77"><text:span text:style-name="T56">denis@denis-X510UNR</text:span><text:span text:style-name="T5">:~/Documents/labs/lab20$ grep 'for' lab15.c</text:span></text:p>
      <text:p text:style-name="P77"><text:span text:style-name="T5"><text:s text:c="2"/>for(i=0;i&lt;n;i++)</text:span></text:p>
      <text:p text:style-name="P77"><text:span text:style-name="T5"><text:s text:c="4"/>for(j=0;j&lt;n;j++)</text:span></text:p>
      <text:p text:style-name="P77"><text:span text:style-name="T5"><text:s text:c="2"/>for(i=0;i&lt;n;i++)</text:span></text:p>
      <text:p text:style-name="P77"><text:span text:style-name="T5"><text:s text:c="4"/>for(j=0;j&lt;n;j++)</text:span></text:p>
      <text:p text:style-name="P77"><text:span text:style-name="T5"><text:s text:c="2"/>for(i=0;i&lt;n;i++)</text:span></text:p>
      <text:p text:style-name="P77"><text:span text:style-name="T56">denis@denis-X510UNR</text:span><text:span text:style-name="T5">:~/Documents/labs/lab20$ grep -n 'if' lab15.c</text:span></text:p>
      <text:p text:style-name="P77"><text:span text:style-name="T5">18:<text:tab/>if(a[i][j]&gt;max)</text:span></text:p>
      <text:p text:style-name="P77"><text:span text:style-name="T5">23:<text:tab/>if(a[i][j]&lt;min)</text:span></text:p>
      <text:p text:style-name="P77"><text:span text:style-name="T56">denis@denis-X510UNR</text:span><text:span text:style-name="T5">:~/Documents/labs/lab20$ grep -n -B 1 '{' lab15.c</text:span></text:p>
      <text:p text:style-name="P77"><text:span text:style-name="T5">2-int main()</text:span></text:p>
      <text:p text:style-name="P77"><text:span text:style-name="T5">3:{</text:span></text:p>
      <text:p text:style-name="P77"><text:span text:style-name="T5">--</text:span></text:p>
      <text:p text:style-name="P77"><text:span text:style-name="T5">16- <text:s text:c="3"/>for(j=0;j&lt;n;j++)</text:span></text:p>
      <text:p text:style-name="P77"><text:span text:style-name="T5">17: <text:s text:c="5"/>{</text:span></text:p>
      <text:p text:style-name="P77"><text:span text:style-name="T5">18-<text:tab/>if(a[i][j]&gt;max)</text:span></text:p>
      <text:p text:style-name="P77"><text:span text:style-name="T5">19:<text:tab/> <text:s/>{</text:span></text:p>
      <text:p text:style-name="P77"><text:span text:style-name="T5">--</text:span></text:p>
      <text:p text:style-name="P77"><text:span text:style-name="T5">23-<text:tab/>if(a[i][j]&lt;min)</text:span></text:p>
      <text:p text:style-name="P77"><text:span text:style-name="T5">24:<text:tab/> <text:s/>{</text:span></text:p>
      <text:p text:style-name="P77"><text:span text:style-name="T56">denis@denis-X510UNR</text:span><text:span text:style-name="T5">:~/Documents/labs/lab20$ grep -n -B 1 -C 1 'if' lab15.c</text:span></text:p>
      <text:p text:style-name="P77"><text:span text:style-name="T5">17- <text:s text:c="5"/>{</text:span></text:p>
      <text:p text:style-name="P77"><text:span text:style-name="T5">18:<text:tab/>if(a[i][j]&gt;max)</text:span></text:p>
      <text:p text:style-name="P77"><text:span text:style-name="T5">19-<text:tab/> <text:s/>{</text:span></text:p>
      <text:p text:style-name="P77"><text:span text:style-name="T5">--</text:span></text:p>
      <text:p text:style-name="P77"><text:span text:style-name="T5">22-<text:tab/> <text:s/>}</text:span></text:p>
      <text:p text:style-name="P77"><text:span text:style-name="T5">23:<text:tab/>if(a[i][j]&lt;min)</text:span></text:p>
      <text:p text:style-name="P77"><text:span text:style-name="T5">24-<text:tab/> <text:s/>{</text:span></text:p>
      <text:p text:style-name="P77"><text:span text:style-name="T5"/></text:p>
      <text:p text:style-name="P77"><text:span text:style-name="T56">denis@denis-X510UNR</text:span><text:span text:style-name="T5">:~/Documents/labs/lab20$ grep -n '(*)' lab15.c</text:span></text:p>
      <text:p text:style-name="P77"><text:soft-page-break/><text:span text:style-name="T5">2:int main()</text:span></text:p>
      <text:p text:style-name="P77"><text:span text:style-name="T5">7: <text:s/>scanf("%d", &amp;n);</text:span></text:p>
      <text:p text:style-name="P77"><text:span text:style-name="T5">8: <text:s/>for(i=0;i&lt;n;i++)</text:span></text:p>
      <text:p text:style-name="P77"><text:span text:style-name="T5">9: <text:s text:c="3"/>for(j=0;j&lt;n;j++)</text:span></text:p>
      <text:p text:style-name="P77"><text:span text:style-name="T5">10: <text:s text:c="5"/>scanf("%d", &amp;a[i][j]);</text:span></text:p>
      <text:p text:style-name="P77"><text:span text:style-name="T5">15: <text:s/>for(i=0;i&lt;n;i++)</text:span></text:p>
      <text:p text:style-name="P77"><text:span text:style-name="T5">16: <text:s text:c="3"/>for(j=0;j&lt;n;j++)</text:span></text:p>
      <text:p text:style-name="P77"><text:span text:style-name="T5">18:<text:tab/>if(a[i][j]&gt;max)</text:span></text:p>
      <text:p text:style-name="P77"><text:span text:style-name="T5">23:<text:tab/>if(a[i][j]&lt;min)</text:span></text:p>
      <text:p text:style-name="P77"><text:span text:style-name="T5">29: <text:s/>for(i=0;i&lt;n;i++)</text:span></text:p>
      <text:p text:style-name="P77"><text:span text:style-name="T5">31: <text:s/>printf("%d\n", answer);</text:span></text:p>
      <text:p text:style-name="P77"><text:span text:style-name="T56">denis@denis-X510UNR</text:span><text:span text:style-name="T5">:~/Documents/labs/lab20$ grep -v ';' lab15.c</text:span></text:p>
      <text:p text:style-name="P77"><text:span text:style-name="T5">#include &lt;stdio.h&gt;</text:span></text:p>
      <text:p text:style-name="P77"><text:span text:style-name="T5">int main()</text:span></text:p>
      <text:p text:style-name="P77"><text:span text:style-name="T5">{</text:span></text:p>
      <text:p text:style-name="P77"><text:span text:style-name="T5"><text:s text:c="6"/>{</text:span></text:p>
      <text:p text:style-name="P77"><text:span text:style-name="T5"><text:tab/>if(a[i][j]&gt;max)</text:span></text:p>
      <text:p text:style-name="P77"><text:span text:style-name="T5"><text:tab/> <text:s/>{</text:span></text:p>
      <text:p text:style-name="P77"><text:span text:style-name="T5"><text:tab/> <text:s/>}</text:span></text:p>
      <text:p text:style-name="P77"><text:span text:style-name="T5"><text:tab/>if(a[i][j]&lt;min)</text:span></text:p>
      <text:p text:style-name="P77"><text:span text:style-name="T5"><text:tab/> <text:s/>{</text:span></text:p>
      <text:p text:style-name="P77"><text:span text:style-name="T5"><text:tab/> <text:s/>}</text:span></text:p>
      <text:p text:style-name="P77"><text:span text:style-name="T5"><text:s text:c="6"/>}</text:span></text:p>
      <text:p text:style-name="P77"><text:span text:style-name="T5">}</text:span></text:p>
      <text:p text:style-name="P77"><text:span text:style-name="T5"><text:s text:c="2"/></text:span></text:p>
      <text:p text:style-name="P77"><text:span text:style-name="T56">denis@denis-X510UNR</text:span><text:span text:style-name="T5">:~/Documents/labs/lab20$ grep -o 'if' lab15.c</text:span></text:p>
      <text:p text:style-name="P77"><text:span text:style-name="T5">if</text:span></text:p>
      <text:p text:style-name="P77"><text:span text:style-name="T5">if</text:span></text:p>
      <text:p text:style-name="P77"><text:span text:style-name="T56">denis@denis-X510UNR</text:span><text:span text:style-name="T5">:~/Documents/labs/lab20$ grep -i 'INT' lab15.c</text:span></text:p>
      <text:p text:style-name="P77"><text:span text:style-name="T5">int main()</text:span></text:p>
      <text:p text:style-name="P77"><text:span text:style-name="T5"><text:s text:c="2"/>int i,j,max, min, <text:s/>answer=0, minstring, maxcolumn;</text:span></text:p>
      <text:p text:style-name="P77"><text:span text:style-name="T5"><text:s text:c="2"/>int a[8][8];</text:span></text:p>
      <text:p text:style-name="P77"><text:span text:style-name="T5"><text:s text:c="2"/>int n;</text:span></text:p>
      <text:p text:style-name="P77"><text:span text:style-name="T5"><text:s text:c="2"/>printf("%d\n", answer);</text:span></text:p>
      <text:p text:style-name="P77"><text:span text:style-name="T56">denis@denis-X510UNR</text:span><text:span text:style-name="T5">:~/Documents/labs/lab20$ grep <text:s/>'INT' lab15.c</text:span></text:p>
      <text:p text:style-name="P77"><text:span text:style-name="T56">denis@denis-X510UNR</text:span><text:span text:style-name="T5">:~/Documents/labs/lab20$ grep -n -o байт cyrillic.txt</text:span></text:p>
      <text:p text:style-name="P77"><text:span text:style-name="T5">3:байт</text:span></text:p>
      <text:p text:style-name="P77"><text:span text:style-name="T5">3:байт</text:span></text:p>
      <text:p text:style-name="P77"><text:span text:style-name="T5">3:байт</text:span></text:p>
      <text:p text:style-name="P77"><text:span text:style-name="T56">denis@denis-X510UNR</text:span><text:span text:style-name="T5">:~/Documents/labs/lab20$ ls</text:span></text:p>
      <text:p text:style-name="P77"><text:span text:style-name="T5">cyrillic.txt <text:s/>empty.txt <text:s/>folder <text:s/>lab15.c <text:s/>latin.txt <text:s/>letters.txt <text:s/>man <text:s/>numbers.txt <text:s/>numbers.txt~ <text:s/>picture.jpg <text:s/>program.c</text:span></text:p>
      <text:p text:style-name="P77"><text:span text:style-name="T56">denis@denis-X510UNR</text:span><text:span text:style-name="T5">:~/Documents/labs/lab20$ cat letters.txt</text:span></text:p>
      <text:p text:style-name="P77"><text:span text:style-name="T5">a</text:span></text:p>
      <text:p text:style-name="P77"><text:span text:style-name="T5">b</text:span></text:p>
      <text:p text:style-name="P77"><text:span text:style-name="T5">c</text:span></text:p>
      <text:p text:style-name="P77"><text:span text:style-name="T5">d</text:span></text:p>
      <text:p text:style-name="P77"><text:span text:style-name="T5">e</text:span></text:p>
      <text:p text:style-name="P77"><text:span text:style-name="T5">f</text:span></text:p>
      <text:p text:style-name="P77"><text:span text:style-name="T5">g</text:span></text:p>
      <text:p text:style-name="P77"><text:span text:style-name="T5">h</text:span></text:p>
      <text:p text:style-name="P77"><text:span text:style-name="T5">i</text:span></text:p>
      <text:p text:style-name="P77"><text:span text:style-name="T5">j</text:span></text:p>
      <text:p text:style-name="P77"><text:span text:style-name="T56">denis@denis-X510UNR</text:span><text:span text:style-name="T5">:~/Documents/labs/lab20$ cat numbers.txt</text:span></text:p>
      <text:p text:style-name="P77"><text:span text:style-name="T5">1</text:span></text:p>
      <text:p text:style-name="P77"><text:span text:style-name="T5">2</text:span></text:p>
      <text:p text:style-name="P77"><text:span text:style-name="T5">3</text:span></text:p>
      <text:p text:style-name="P77"><text:span text:style-name="T5">4</text:span></text:p>
      <text:p text:style-name="P77"><text:span text:style-name="T5">5</text:span></text:p>
      <text:p text:style-name="P77"><text:span text:style-name="T5">6</text:span></text:p>
      <text:p text:style-name="P77"><text:span text:style-name="T5">7</text:span></text:p>
      <text:p text:style-name="P77"><text:span text:style-name="T5">8</text:span></text:p>
      <text:p text:style-name="P77"><text:span text:style-name="T5">9</text:span></text:p>
      <text:p text:style-name="P77"><text:span text:style-name="T5">10</text:span></text:p>
      <text:p text:style-name="P77"><text:span text:style-name="T5">11</text:span></text:p>
      <text:p text:style-name="P77"><text:span text:style-name="T5">12</text:span></text:p>
      <text:p text:style-name="P77"><text:span text:style-name="T56">denis@denis-X510UNR</text:span><text:span text:style-name="T5">:~/Documents/labs/lab20$ paste numbers.txt letters.txt</text:span></text:p>
      <text:p text:style-name="P77"><text:span text:style-name="T5">1<text:tab/>a</text:span></text:p>
      <text:p text:style-name="P77"><text:span text:style-name="T5">2<text:tab/>b</text:span></text:p>
      <text:p text:style-name="P77"><text:span text:style-name="T5">3<text:tab/>c</text:span></text:p>
      <text:p text:style-name="P77"><text:soft-page-break/><text:span text:style-name="T5">4<text:tab/>d</text:span></text:p>
      <text:p text:style-name="P77"><text:span text:style-name="T5">5<text:tab/>e</text:span></text:p>
      <text:p text:style-name="P77"><text:span text:style-name="T5">6<text:tab/>f</text:span></text:p>
      <text:p text:style-name="P77"><text:span text:style-name="T5">7<text:tab/>g</text:span></text:p>
      <text:p text:style-name="P77"><text:span text:style-name="T5">8<text:tab/>h</text:span></text:p>
      <text:p text:style-name="P77"><text:span text:style-name="T5">9<text:tab/>i</text:span></text:p>
      <text:p text:style-name="P77"><text:span text:style-name="T5">10<text:tab/>j</text:span></text:p>
      <text:p text:style-name="P77"><text:span text:style-name="T5">11<text:tab/></text:span></text:p>
      <text:p text:style-name="P77"><text:span text:style-name="T5">12<text:tab/></text:span></text:p>
      <text:p text:style-name="P77"><text:span text:style-name="T56">denis@denis-X510UNR</text:span><text:span text:style-name="T5">:~/Documents/labs/lab20$ </text:span></text:p>
      <text:p text:style-name="P77"><text:span text:style-name="T56">denis@denis-X510UNR</text:span><text:span text:style-name="T5">:~/Documents/labs/lab20$ dd if=letters.txt &gt; lettersWithNumbers</text:span></text:p>
      <text:p text:style-name="P77"><text:span text:style-name="T5">0+1 records in</text:span></text:p>
      <text:p text:style-name="P77"><text:span text:style-name="T5">0+1 records out</text:span></text:p>
      <text:p text:style-name="P77"><text:span text:style-name="T5">20 bytes copied, 9,4445e-05 s, 212 kB/s</text:span></text:p>
      <text:p text:style-name="P77"><text:span text:style-name="T56">denis@denis-X510UNR</text:span><text:span text:style-name="T5">:~/Documents/labs/lab20$ dd if=numbers.txt &gt;&gt; lettersWithNumbers</text:span></text:p>
      <text:p text:style-name="P77"><text:span text:style-name="T5">0+1 records in</text:span></text:p>
      <text:p text:style-name="P77"><text:span text:style-name="T5">0+1 records out</text:span></text:p>
      <text:p text:style-name="P77"><text:span text:style-name="T5">27 bytes copied, 7,1208e-05 s, 379 kB/s</text:span></text:p>
      <text:p text:style-name="P77"><text:span text:style-name="T56">denis@denis-X510UNR</text:span><text:span text:style-name="T5">:~/Documents/labs/lab20$ cat lettersWithNumbers</text:span></text:p>
      <text:p text:style-name="P77"><text:span text:style-name="T5">a</text:span></text:p>
      <text:p text:style-name="P77"><text:span text:style-name="T5">b</text:span></text:p>
      <text:p text:style-name="P77"><text:span text:style-name="T5">c</text:span></text:p>
      <text:p text:style-name="P77"><text:span text:style-name="T5">d</text:span></text:p>
      <text:p text:style-name="P77"><text:span text:style-name="T5">e</text:span></text:p>
      <text:p text:style-name="P77"><text:span text:style-name="T5">f</text:span></text:p>
      <text:p text:style-name="P77"><text:span text:style-name="T5">g</text:span></text:p>
      <text:p text:style-name="P77"><text:span text:style-name="T5">h</text:span></text:p>
      <text:p text:style-name="P77"><text:span text:style-name="T5">i</text:span></text:p>
      <text:p text:style-name="P77"><text:span text:style-name="T5">j</text:span></text:p>
      <text:p text:style-name="P77"><text:span text:style-name="T5">1</text:span></text:p>
      <text:p text:style-name="P77"><text:span text:style-name="T5">2</text:span></text:p>
      <text:p text:style-name="P77"><text:span text:style-name="T5">3</text:span></text:p>
      <text:p text:style-name="P77"><text:span text:style-name="T5">4</text:span></text:p>
      <text:p text:style-name="P77"><text:span text:style-name="T5">5</text:span></text:p>
      <text:p text:style-name="P77"><text:span text:style-name="T5">6</text:span></text:p>
      <text:p text:style-name="P77"><text:span text:style-name="T5">7</text:span></text:p>
      <text:p text:style-name="P77"><text:span text:style-name="T5">8</text:span></text:p>
      <text:p text:style-name="P77"><text:span text:style-name="T5">9</text:span></text:p>
      <text:p text:style-name="P77"><text:span text:style-name="T5">10</text:span></text:p>
      <text:p text:style-name="P77"><text:span text:style-name="T5">11</text:span></text:p>
      <text:p text:style-name="P77"><text:span text:style-name="T5">12</text:span></text:p>
      <text:p text:style-name="P77"><text:span text:style-name="T56">denis@denis-X510UNR</text:span><text:span text:style-name="T5">:~/Documents/labs/lab20$ dd if=numbers.txt of=/dev/stdout bs=1 count=5</text:span></text:p>
      <text:p text:style-name="P77"><text:span text:style-name="T5">1</text:span></text:p>
      <text:p text:style-name="P77"><text:span text:style-name="T5">2</text:span></text:p>
      <text:p text:style-name="P77"><text:span text:style-name="T5">35+0 records in</text:span></text:p>
      <text:p text:style-name="P77"><text:span text:style-name="T5">5+0 records out</text:span></text:p>
      <text:p text:style-name="P77"><text:span text:style-name="T5">5 bytes copied, 0,000234675 s, 21,3 kB/s</text:span></text:p>
      <text:p text:style-name="P77"><text:span text:style-name="T56">denis@denis-X510UNR</text:span><text:span text:style-name="T5">:~/Documents/labs/lab20$ dd if=numbers.txt of=/dev/stdout <text:s/>bs=1 skip=1 count=5</text:span></text:p>
      <text:p text:style-name="P77"><text:span text:style-name="T5"/></text:p>
      <text:p text:style-name="P77"><text:span text:style-name="T5">2</text:span></text:p>
      <text:p text:style-name="P77"><text:span text:style-name="T5">3</text:span></text:p>
      <text:p text:style-name="P77"><text:span text:style-name="T5">5+0 records in</text:span></text:p>
      <text:p text:style-name="P77"><text:span text:style-name="T5">5+0 records out</text:span></text:p>
      <text:p text:style-name="P77"><text:span text:style-name="T5">5 bytes copied, 0,000234926 s, 21,3 kB/s</text:span></text:p>
      <text:p text:style-name="P77"><text:span text:style-name="T56">denis@denis-X510UNR</text:span><text:span text:style-name="T5">:~/Documents/labs/lab20$ dd if=letters.txt of=/dev/stdout <text:s/>bs=1 skip=1 count=10 conv=ucase</text:span></text:p>
      <text:p text:style-name="P77"><text:span text:style-name="T5"/></text:p>
      <text:p text:style-name="P77"><text:span text:style-name="T5">B</text:span></text:p>
      <text:p text:style-name="P77"><text:span text:style-name="T5">C</text:span></text:p>
      <text:p text:style-name="P77"><text:span text:style-name="T5">D</text:span></text:p>
      <text:p text:style-name="P77"><text:span text:style-name="T5">E</text:span></text:p>
      <text:p text:style-name="P77"><text:span text:style-name="T5">F10+0 records in</text:span></text:p>
      <text:p text:style-name="P77"><text:span text:style-name="T5">10+0 records out</text:span></text:p>
      <text:p text:style-name="P77"><text:span text:style-name="T5">10 bytes copied, 0,000282826 s, 35,4 kB/s</text:span></text:p>
      <text:p text:style-name="P77"><text:span text:style-name="T56">denis@denis-X510UNR</text:span><text:span text:style-name="T5">:~/Documents/labs/lab20$ dd if=picture.jpg of=/dev/stdout <text:s/>bs=2 skip=1 count=10 </text:span></text:p>
      <text:p text:style-name="P77"><text:span text:style-name="T5">��#JFIF###HH��10+0 records in</text:span></text:p>
      <text:p text:style-name="P77"><text:span text:style-name="T5">10+0 records out</text:span></text:p>
      <text:p text:style-name="P77"><text:span text:style-name="T5">20 bytes copied, 0,000283642 s, 70,5 kB/s</text:span></text:p>
      <text:p text:style-name="P77"><text:span text:style-name="T56">denis@denis-X510UNR</text:span><text:span text:style-name="T5">:~/Documents/labs/lab20$ dd if=numbers.txt of=/dev/stdout <text:s/>bs=1 status=none count=10 | hexdump</text:span></text:p>
      <text:p text:style-name="P77"><text:soft-page-break/><text:span text:style-name="T5">0000000 0a31 0a32 0a33 0a34 0a35 <text:s text:c="14"/></text:span></text:p>
      <text:p text:style-name="P77"><text:span text:style-name="T5">000000a</text:span></text:p>
      <text:p text:style-name="P77"><text:span text:style-name="T56">denis@denis-X510UNR</text:span><text:span text:style-name="T5">:~/Documents/labs/lab20$ dd if=letters.txt of=/dev/stdout <text:s/>bs=1 status=none count=10 | hexdump</text:span></text:p>
      <text:p text:style-name="P77"><text:span text:style-name="T5">0000000 0a61 0a62 0a63 0a64 0a65 <text:s text:c="14"/></text:span></text:p>
      <text:p text:style-name="P77"><text:span text:style-name="T5">000000a</text:span></text:p>
      <text:p text:style-name="P77"><text:span text:style-name="T56">denis@denis-X510UNR</text:span><text:span text:style-name="T5">:~/Documents/labs/lab20$ dd if=picture.jpg of=/dev/stdout <text:s/>bs=1 status=none count=10 | hexdump</text:span></text:p>
      <text:p text:style-name="P77"><text:span text:style-name="T5">0000000 d8ff e0ff 1000 464a 4649 <text:s text:c="14"/></text:span></text:p>
      <text:p text:style-name="P77"><text:span text:style-name="T5">000000a</text:span></text:p>
      <text:p text:style-name="P77"><text:span text:style-name="T56">denis@denis-X510UNR</text:span><text:span text:style-name="T5">:~/Documents/labs/lab20$ </text:span></text:p>
      <text:p text:style-name="P77"><text:span text:style-name="T56">denis@denis-X510UNR</text:span><text:span text:style-name="T5">:~/Documents/labs/lab20$ find . -type f</text:span></text:p>
      <text:p text:style-name="P77"><text:span text:style-name="T5">./latin.txt</text:span></text:p>
      <text:p text:style-name="P77"><text:span text:style-name="T5">./picture.jpg</text:span></text:p>
      <text:p text:style-name="P77"><text:span text:style-name="T5">./program.c</text:span></text:p>
      <text:p text:style-name="P77"><text:span text:style-name="T5">./lab15.c</text:span></text:p>
      <text:p text:style-name="P77"><text:span text:style-name="T5">./man</text:span></text:p>
      <text:p text:style-name="P77"><text:span text:style-name="T5">./letters.txt</text:span></text:p>
      <text:p text:style-name="P77"><text:span text:style-name="T5">./empty.txt</text:span></text:p>
      <text:p text:style-name="P77"><text:span text:style-name="T5">./numbers.txt~</text:span></text:p>
      <text:p text:style-name="P77"><text:span text:style-name="T5">./cyrillic.txt</text:span></text:p>
      <text:p text:style-name="P77"><text:span text:style-name="T5">./lettersWithNumbers</text:span></text:p>
      <text:p text:style-name="P77"><text:span text:style-name="T5">./numbers.txt</text:span></text:p>
      <text:p text:style-name="P77"><text:span text:style-name="T56">denis@denis-X510UNR</text:span><text:span text:style-name="T5">:~/Documents/labs/lab20$ find . -type d</text:span></text:p>
      <text:p text:style-name="P77"><text:span text:style-name="T5">.</text:span></text:p>
      <text:p text:style-name="P77"><text:span text:style-name="T5">./folder</text:span></text:p>
      <text:p text:style-name="P77"><text:span text:style-name="T5">./folder/deeper folder</text:span></text:p>
      <text:p text:style-name="P77"><text:span text:style-name="T5">./folder/deeper folder/the deepest folder</text:span></text:p>
      <text:p text:style-name="P77"><text:span text:style-name="T56">denis@denis-X510UNR</text:span><text:span text:style-name="T5">:~/Documents/labs/lab20$ find . -maxdepth 2 -type d</text:span></text:p>
      <text:p text:style-name="P77"><text:span text:style-name="T5">.</text:span></text:p>
      <text:p text:style-name="P77"><text:span text:style-name="T5">./folder</text:span></text:p>
      <text:p text:style-name="P77"><text:span text:style-name="T5">./folder/deeper folder</text:span></text:p>
      <text:p text:style-name="P77"><text:span text:style-name="T56">denis@denis-X510UNR</text:span><text:span text:style-name="T5">:~/Documents/labs/lab20$ find *.c -exec grep -n 'main' {} \;</text:span></text:p>
      <text:p text:style-name="P77"><text:span text:style-name="T5">2:int main()</text:span></text:p>
      <text:p text:style-name="P77"><text:span text:style-name="T5">2:int main()</text:span></text:p>
      <text:p text:style-name="P77"><text:span text:style-name="T56">denis@denis-X510UNR</text:span><text:span text:style-name="T5">:~/Documents/labs/lab20$ find . -amin -3</text:span></text:p>
      <text:p text:style-name="P77"><text:span text:style-name="T56">denis@denis-X510UNR</text:span><text:span text:style-name="T5">:~/Documents/labs/lab20$ touch letters.txt</text:span></text:p>
      <text:p text:style-name="P77"><text:span text:style-name="T56">denis@denis-X510UNR</text:span><text:span text:style-name="T5">:~/Documents/labs/lab20$ find . -amin -3</text:span></text:p>
      <text:p text:style-name="P77"><text:span text:style-name="T5">./letters.txt</text:span></text:p>
      <text:p text:style-name="P77"><text:span text:style-name="T56">denis@denis-X510UNR</text:span><text:span text:style-name="T5">:~/Documents/labs/lab20$ find . -amin -1</text:span></text:p>
      <text:p text:style-name="P77"><text:span text:style-name="T5">./letters.txt</text:span></text:p>
      <text:p text:style-name="P77"><text:span text:style-name="T56">denis@denis-X510UNR</text:span><text:span text:style-name="T5">:~/Documents/labs/lab20$ cp man folder/mancopy</text:span></text:p>
      <text:p text:style-name="P77"><text:span text:style-name="T56">denis@denis-X510UNR</text:span><text:span text:style-name="T5">:~/Documents/labs/lab20$ find folder/</text:span></text:p>
      <text:p text:style-name="P77"><text:span text:style-name="T5">folder/</text:span></text:p>
      <text:p text:style-name="P77"><text:span text:style-name="T5">folder/deeper folder</text:span></text:p>
      <text:p text:style-name="P77"><text:span text:style-name="T5">folder/deeper folder/the deepest folder</text:span></text:p>
      <text:p text:style-name="P77"><text:span text:style-name="T5">folder/mancopy</text:span></text:p>
      <text:p text:style-name="P77"><text:span text:style-name="T56">denis@denis-X510UNR</text:span><text:span text:style-name="T5">:~/Documents/labs/lab20$ find folder/ -delete</text:span></text:p>
      <text:p text:style-name="P77"><text:span text:style-name="T56">denis@denis-X510UNR</text:span><text:span text:style-name="T5">:~/Documents/labs/lab20$ find folder/</text:span></text:p>
      <text:p text:style-name="P77"><text:span text:style-name="T56">denis@denis-X510UNR</text:span><text:span text:style-name="T5">:~/Documents/labs/lab20$ mkdir folder</text:span></text:p>
      <text:p text:style-name="P77"><text:span text:style-name="T56">denis@denis-X510UNR</text:span><text:span text:style-name="T5">:~/Documents/labs/lab20$ cp man folder/mancopy</text:span></text:p>
      <text:p text:style-name="P77"><text:span text:style-name="T56">denis@denis-X510UNR</text:span><text:span text:style-name="T5">:~/Documents/labs/lab20$ find folder/.</text:span></text:p>
      <text:p text:style-name="P77"><text:span text:style-name="T5">folder/.</text:span></text:p>
      <text:p text:style-name="P77"><text:span text:style-name="T5">folder/./mancopy</text:span></text:p>
      <text:p text:style-name="P77"><text:span text:style-name="T56">denis@denis-X510UNR</text:span><text:span text:style-name="T5">:~/Documents/labs/lab20$ find folder/*man* -delete</text:span></text:p>
      <text:p text:style-name="P77"><text:span text:style-name="T56">denis@denis-X510UNR</text:span><text:span text:style-name="T5">:~/Documents/labs/lab20$ find folder/.</text:span></text:p>
      <text:p text:style-name="P77"><text:span text:style-name="T5">folder/.</text:span></text:p>
      <text:p text:style-name="P77"><text:span text:style-name="T56">denis@denis-X510UNR</text:span><text:span text:style-name="T5">:~/Documents/labs/lab20$ find . -type f -exec grep " dd " <text:s/>{} \;</text:span></text:p>
      <text:p text:style-name="P77"><text:span text:style-name="T5">Поскольку в UNIX многие объекты (жёсткие/гибкие диски, COM/LPT-порты, оперативная память компьютера, память с кодом/данными каждого процесса) представлены в виде специальных файлов, спектр применения утилиты dd гораздо шире, чем кажется на первый взгляд. Регулярно возникает необходимость не просто скопировать файл или несколько файлов (для чего предназначена утилита cp), а скопировать первые n байт файла, пропустить m байт от начала, прочитать файл с дефектного носителя, транслировать содержимое файла в ASCII, «развернуть» порядок байтов в файле (Little-Endian vs. Big-Endian)[3], просто скопировать очень большой файл или всё вместе взятое. Для этой цели и служит dd.</text:span></text:p>
      <text:p text:style-name="P77"><text:span text:style-name="T5">Название утилиты dd иногда в шутку расшифровывают, как «disk destroyer», «data destroyer», «delete data» или «добей диск», так как утилита позволяет производить низкоуровневые операции на жёстких дисках — при малейшей ошибке (такой, как реверс параметров if и of) можно потерять часть данных на диске (или даже все данные)[3]. Есть и более «уважительное» прозвище — «disk duplicator», потому что на практике основное её применение — это копии, образы и бэкапы разделов. </text:span></text:p>
      <text:p text:style-name="P77"><text:soft-page-break/><text:span text:style-name="T56">denis@denis-X510UNR</text:span><text:span text:style-name="T5">:~/Documents/labs/lab20$ cmp letters.txt lettersWithNumbers</text:span></text:p>
      <text:p text:style-name="P77"><text:span text:style-name="T5">cmp: EOF on letters.txt after byte 20, line 10</text:span></text:p>
      <text:p text:style-name="P77"><text:span text:style-name="T56">denis@denis-X510UNR</text:span><text:span text:style-name="T5">:~/Documents/labs/lab20$ cmp program.c lab15.c</text:span></text:p>
      <text:p text:style-name="P77"><text:span text:style-name="T5">program.c lab15.c differ: byte 9, line 1</text:span></text:p>
      <text:p text:style-name="P77"><text:span text:style-name="T56">denis@denis-X510UNR</text:span><text:span text:style-name="T5">:~/Documents/labs/lab20$ cmp program.c lab15.c --print-char</text:span></text:p>
      <text:p text:style-name="P77"><text:span text:style-name="T5">program.c lab15.c differ: byte 9, line 1 is <text:s/>12 ^J <text:s/>40 <text:s/></text:span></text:p>
      <text:p text:style-name="P77"><text:span text:style-name="T56">denis@denis-X510UNR</text:span><text:span text:style-name="T5">:~/Documents/labs/lab20$ head man</text:span></text:p>
      <text:p text:style-name="P77"><text:span text:style-name="T5">GREP(1) <text:s text:c="85"/>User Commands <text:s text:c="84"/>GREP(1)</text:span></text:p>
      <text:p text:style-name="P77"><text:span text:style-name="T5"/></text:p>
      <text:p text:style-name="P77"><text:span text:style-name="T5">NAME</text:span></text:p>
      <text:p text:style-name="P77"><text:span text:style-name="T5"><text:s text:c="7"/>grep, egrep, fgrep, rgrep - print lines matching a pattern</text:span></text:p>
      <text:p text:style-name="P77"><text:span text:style-name="T5"/></text:p>
      <text:p text:style-name="P77"><text:span text:style-name="T5">SYNOPSIS</text:span></text:p>
      <text:p text:style-name="P77"><text:span text:style-name="T5"><text:s text:c="7"/>grep [OPTIONS] PATTERN [FILE...]</text:span></text:p>
      <text:p text:style-name="P77"><text:span text:style-name="T5"><text:s text:c="7"/>grep [OPTIONS] -e PATTERN ... [FILE...]</text:span></text:p>
      <text:p text:style-name="P77"><text:span text:style-name="T5"><text:s text:c="7"/>grep [OPTIONS] -f FILE ... [FILE...]</text:span></text:p>
      <text:p text:style-name="P77"><text:span text:style-name="T5"/></text:p>
      <text:p text:style-name="P77"><text:span text:style-name="T56">denis@denis-X510UNR</text:span><text:span text:style-name="T5">:~/Documents/labs/lab20$ head -n 5 man</text:span></text:p>
      <text:p text:style-name="P77"><text:span text:style-name="T5">GREP(1) <text:s text:c="85"/>User Commands <text:s text:c="84"/>GREP(1)</text:span></text:p>
      <text:p text:style-name="P77"><text:span text:style-name="T5"/></text:p>
      <text:p text:style-name="P77"><text:span text:style-name="T5">NAME</text:span></text:p>
      <text:p text:style-name="P77"><text:span text:style-name="T5"><text:s text:c="7"/>grep, egrep, fgrep, rgrep - print lines matching a pattern</text:span></text:p>
      <text:p text:style-name="P77"><text:span text:style-name="T5"/></text:p>
      <text:p text:style-name="P77"><text:span text:style-name="T56">denis@denis-X510UNR</text:span><text:span text:style-name="T5">:~/Documents/labs/lab20$ tail man</text:span></text:p>
      <text:p text:style-name="P77"><text:span text:style-name="T5"><text:s text:c="7"/>A complete manual ⟨http://www.gnu.org/software/grep/manual/⟩ is available. <text:s/>If the info and grep programs are properly installed at your site, the command</text:span></text:p>
      <text:p text:style-name="P77"><text:span text:style-name="T5"/></text:p>
      <text:p text:style-name="P77"><text:span text:style-name="T5"><text:s text:c="14"/>info grep</text:span></text:p>
      <text:p text:style-name="P77"><text:span text:style-name="T5"/></text:p>
      <text:p text:style-name="P77"><text:span text:style-name="T5"><text:s text:c="7"/>should give you access to the complete manual.</text:span></text:p>
      <text:p text:style-name="P77"><text:span text:style-name="T5"/></text:p>
      <text:p text:style-name="P77"><text:span text:style-name="T5">NOTES</text:span></text:p>
      <text:p text:style-name="P77"><text:span text:style-name="T5"><text:s text:c="7"/>This man page is maintained only fitfully; the full documentation is often more up-to-date.</text:span></text:p>
      <text:p text:style-name="P77"><text:span text:style-name="T5"/></text:p>
      <text:p text:style-name="P77"><text:span text:style-name="T5">GNU grep 3.1 <text:s text:c="81"/>2017-06-21 <text:s text:c="86"/>GREP(1)</text:span></text:p>
      <text:p text:style-name="P77"><text:span text:style-name="T56">denis@denis-X510UNR</text:span><text:span text:style-name="T5">:~/Documents/labs/lab20$ tail -n 5 man</text:span></text:p>
      <text:p text:style-name="P77"><text:span text:style-name="T5"/></text:p>
      <text:p text:style-name="P77"><text:span text:style-name="T5">NOTES</text:span></text:p>
      <text:p text:style-name="P77"><text:span text:style-name="T5"><text:s text:c="7"/>This man page is maintained only fitfully; the full documentation is often more up-to-date.</text:span></text:p>
      <text:p text:style-name="P77"><text:span text:style-name="T5"/></text:p>
      <text:p text:style-name="P77"><text:span text:style-name="T5">GNU grep 3.1 <text:s text:c="81"/>2017-06-21 <text:s text:c="86"/>GREP(1)</text:span></text:p>
      <text:p text:style-name="P77"><text:span text:style-name="T56">denis@denis-X510UNR</text:span><text:span text:style-name="T5">:~/Documents/labs/lab20$ wc latin.txt cyrillic.txt</text:span></text:p>
      <text:p text:style-name="P77"><text:span text:style-name="T5"><text:s text:c="3"/>3 <text:s/>204 1268 latin.txt</text:span></text:p>
      <text:p text:style-name="P77"><text:span text:style-name="T5"><text:s text:c="3"/>7 <text:s/>219 2760 cyrillic.txt</text:span></text:p>
      <text:p text:style-name="P77"><text:span text:style-name="T5"><text:s text:c="2"/>10 <text:s/>423 4028 total</text:span></text:p>
      <text:p text:style-name="P77"><text:span text:style-name="T56">denis@denis-X510UNR</text:span><text:span text:style-name="T5">:~/Documents/labs/lab20$ wc -c latin.txt cyrillic.txt</text:span></text:p>
      <text:p text:style-name="P77"><text:span text:style-name="T5">1268 latin.txt</text:span></text:p>
      <text:p text:style-name="P77"><text:span text:style-name="T5">2760 cyrillic.txt</text:span></text:p>
      <text:p text:style-name="P77"><text:span text:style-name="T5">4028 total</text:span></text:p>
      <text:p text:style-name="P77"><text:span text:style-name="T56">denis@denis-X510UNR</text:span><text:span text:style-name="T5">:~/Documents/labs/lab20$ wc -L latin.txt cyrillic.txt</text:span></text:p>
      <text:p text:style-name="P77"><text:span text:style-name="T5"><text:s/>723 latin.txt</text:span></text:p>
      <text:p text:style-name="P77"><text:span text:style-name="T5"><text:s/>674 cyrillic.txt</text:span></text:p>
      <text:p text:style-name="P77"><text:span text:style-name="T5"><text:s/>723 total</text:span></text:p>
      <text:p text:style-name="P77"><text:span text:style-name="T56">denis@denis-X510UNR</text:span><text:span text:style-name="T5">:~/Documents/labs/lab20$ sort letters.txt lettersWithNumbers</text:span></text:p>
      <text:p text:style-name="P77"><text:span text:style-name="T5">1</text:span></text:p>
      <text:p text:style-name="P77"><text:span text:style-name="T5">10</text:span></text:p>
      <text:p text:style-name="P77"><text:span text:style-name="T5">11</text:span></text:p>
      <text:p text:style-name="P77"><text:span text:style-name="T5">12</text:span></text:p>
      <text:p text:style-name="P77"><text:span text:style-name="T5">2</text:span></text:p>
      <text:p text:style-name="P77"><text:span text:style-name="T5">3</text:span></text:p>
      <text:p text:style-name="P77"><text:span text:style-name="T5">4</text:span></text:p>
      <text:p text:style-name="P77"><text:span text:style-name="T5">5</text:span></text:p>
      <text:p text:style-name="P77"><text:span text:style-name="T5">6</text:span></text:p>
      <text:p text:style-name="P77"><text:span text:style-name="T5">7</text:span></text:p>
      <text:p text:style-name="P77"><text:span text:style-name="T5">8</text:span></text:p>
      <text:p text:style-name="P77"><text:soft-page-break/><text:span text:style-name="T5">9</text:span></text:p>
      <text:p text:style-name="P77"><text:span text:style-name="T5">a</text:span></text:p>
      <text:p text:style-name="P77"><text:span text:style-name="T5">a</text:span></text:p>
      <text:p text:style-name="P77"><text:span text:style-name="T5">b</text:span></text:p>
      <text:p text:style-name="P77"><text:span text:style-name="T5">b</text:span></text:p>
      <text:p text:style-name="P77"><text:span text:style-name="T5">c</text:span></text:p>
      <text:p text:style-name="P77"><text:span text:style-name="T5">c</text:span></text:p>
      <text:p text:style-name="P77"><text:span text:style-name="T5">d</text:span></text:p>
      <text:p text:style-name="P77"><text:span text:style-name="T5">d</text:span></text:p>
      <text:p text:style-name="P77"><text:span text:style-name="T5">e</text:span></text:p>
      <text:p text:style-name="P77"><text:span text:style-name="T5">e</text:span></text:p>
      <text:p text:style-name="P77"><text:span text:style-name="T5">f</text:span></text:p>
      <text:p text:style-name="P77"><text:span text:style-name="T5">f</text:span></text:p>
      <text:p text:style-name="P77"><text:span text:style-name="T5">g</text:span></text:p>
      <text:p text:style-name="P77"><text:span text:style-name="T5">g</text:span></text:p>
      <text:p text:style-name="P77"><text:span text:style-name="T5">h</text:span></text:p>
      <text:p text:style-name="P77"><text:span text:style-name="T5">h</text:span></text:p>
      <text:p text:style-name="P77"><text:span text:style-name="T5">i</text:span></text:p>
      <text:p text:style-name="P77"><text:span text:style-name="T5">i</text:span></text:p>
      <text:p text:style-name="P77"><text:span text:style-name="T5">j</text:span></text:p>
      <text:p text:style-name="P77"><text:span text:style-name="T5">j</text:span></text:p>
      <text:p text:style-name="P77"><text:span text:style-name="T56">denis@denis-X510UNR</text:span><text:span text:style-name="T5">:~/Documents/labs/lab20$ sort letters.txt lettersWithNumbers -n</text:span></text:p>
      <text:p text:style-name="P77"><text:span text:style-name="T5">a</text:span></text:p>
      <text:p text:style-name="P77"><text:span text:style-name="T5">a</text:span></text:p>
      <text:p text:style-name="P77"><text:span text:style-name="T5">b</text:span></text:p>
      <text:p text:style-name="P77"><text:span text:style-name="T5">b</text:span></text:p>
      <text:p text:style-name="P77"><text:span text:style-name="T5">c</text:span></text:p>
      <text:p text:style-name="P77"><text:span text:style-name="T5">c</text:span></text:p>
      <text:p text:style-name="P77"><text:span text:style-name="T5">d</text:span></text:p>
      <text:p text:style-name="P77"><text:span text:style-name="T5">d</text:span></text:p>
      <text:p text:style-name="P77"><text:span text:style-name="T5">e</text:span></text:p>
      <text:p text:style-name="P77"><text:span text:style-name="T5">e</text:span></text:p>
      <text:p text:style-name="P77"><text:span text:style-name="T5">f</text:span></text:p>
      <text:p text:style-name="P77"><text:span text:style-name="T5">f</text:span></text:p>
      <text:p text:style-name="P77"><text:span text:style-name="T5">g</text:span></text:p>
      <text:p text:style-name="P77"><text:span text:style-name="T5">g</text:span></text:p>
      <text:p text:style-name="P77"><text:span text:style-name="T5">h</text:span></text:p>
      <text:p text:style-name="P77"><text:span text:style-name="T5">h</text:span></text:p>
      <text:p text:style-name="P77"><text:span text:style-name="T5">i</text:span></text:p>
      <text:p text:style-name="P77"><text:span text:style-name="T5">i</text:span></text:p>
      <text:p text:style-name="P77"><text:span text:style-name="T5">j</text:span></text:p>
      <text:p text:style-name="P77"><text:span text:style-name="T5">j</text:span></text:p>
      <text:p text:style-name="P77"><text:span text:style-name="T5">1</text:span></text:p>
      <text:p text:style-name="P77"><text:span text:style-name="T5">2</text:span></text:p>
      <text:p text:style-name="P77"><text:span text:style-name="T5">3</text:span></text:p>
      <text:p text:style-name="P77"><text:span text:style-name="T5">4</text:span></text:p>
      <text:p text:style-name="P77"><text:span text:style-name="T5">5</text:span></text:p>
      <text:p text:style-name="P77"><text:span text:style-name="T5">6</text:span></text:p>
      <text:p text:style-name="P77"><text:span text:style-name="T5">7</text:span></text:p>
      <text:p text:style-name="P77"><text:span text:style-name="T5">8</text:span></text:p>
      <text:p text:style-name="P77"><text:span text:style-name="T5">9</text:span></text:p>
      <text:p text:style-name="P77"><text:span text:style-name="T5">10</text:span></text:p>
      <text:p text:style-name="P77"><text:span text:style-name="T5">11</text:span></text:p>
      <text:p text:style-name="P77"><text:span text:style-name="T5">12</text:span></text:p>
      <text:p text:style-name="P77"><text:span text:style-name="T56">denis@denis-X510UNR</text:span><text:span text:style-name="T5">:~/Documents/labs/lab20$ ls | tee list.txt</text:span></text:p>
      <text:p text:style-name="P77"><text:span text:style-name="T5">cyrillic.txt</text:span></text:p>
      <text:p text:style-name="P77"><text:span text:style-name="T5">empty.txt</text:span></text:p>
      <text:p text:style-name="P77"><text:span text:style-name="T5">lab15.c</text:span></text:p>
      <text:p text:style-name="P77"><text:span text:style-name="T5">latin.txt</text:span></text:p>
      <text:p text:style-name="P77"><text:span text:style-name="T5">letters.txt</text:span></text:p>
      <text:p text:style-name="P77"><text:span text:style-name="T5">lettersWithNumbers</text:span></text:p>
      <text:p text:style-name="P77"><text:span text:style-name="T5">man</text:span></text:p>
      <text:p text:style-name="P77"><text:span text:style-name="T5">numbers.txt</text:span></text:p>
      <text:p text:style-name="P77"><text:span text:style-name="T5">numbers.txt~</text:span></text:p>
      <text:p text:style-name="P77"><text:span text:style-name="T5">picture.jpg</text:span></text:p>
      <text:p text:style-name="P77"><text:span text:style-name="T5">program.c</text:span></text:p>
      <text:p text:style-name="P77"><text:span text:style-name="T56">denis@denis-X510UNR</text:span><text:span text:style-name="T5">:~/Documents/labs/lab20$ ls</text:span></text:p>
      <text:p text:style-name="P77"><text:span text:style-name="T5">cyrillic.txt <text:s/>latin.txt <text:s text:c="10"/>list.txt <text:s text:c="4"/>numbers.txt~</text:span></text:p>
      <text:p text:style-name="P77"><text:span text:style-name="T5">empty.txt <text:s text:c="4"/>letters.txt <text:s text:c="8"/>man <text:s text:c="9"/>picture.jpg</text:span></text:p>
      <text:p text:style-name="P77"><text:soft-page-break/><text:span text:style-name="T5">lab15.c <text:s text:c="6"/>lettersWithNumbers <text:s/>numbers.txt <text:s/>program.c</text:span></text:p>
      <text:p text:style-name="P77"><text:span text:style-name="T56">denis@denis-X510UNR</text:span><text:span text:style-name="T5">:~/Documents/labs/lab20$ cat list.txt</text:span></text:p>
      <text:p text:style-name="P77"><text:span text:style-name="T5">cyrillic.txt</text:span></text:p>
      <text:p text:style-name="P77"><text:span text:style-name="T5">empty.txt</text:span></text:p>
      <text:p text:style-name="P77"><text:span text:style-name="T5">lab15.c</text:span></text:p>
      <text:p text:style-name="P77"><text:span text:style-name="T5">latin.txt</text:span></text:p>
      <text:p text:style-name="P77"><text:span text:style-name="T5">letters.txt</text:span></text:p>
      <text:p text:style-name="P77"><text:span text:style-name="T5">lettersWithNumbers</text:span></text:p>
      <text:p text:style-name="P77"><text:span text:style-name="T5">man</text:span></text:p>
      <text:p text:style-name="P77"><text:span text:style-name="T5">numbers.txt</text:span></text:p>
      <text:p text:style-name="P77"><text:span text:style-name="T5">numbers.txt~</text:span></text:p>
      <text:p text:style-name="P77"><text:span text:style-name="T5">picture.jpg</text:span></text:p>
      <text:p text:style-name="P77"><text:span text:style-name="T5">program.c</text:span></text:p>
      <text:p text:style-name="P77"><text:span text:style-name="T56">denis@denis-X510UNR</text:span><text:span text:style-name="T5">:~/Documents/labs/lab20$ head lab15.c | tr 'a-j' '0-9' </text:span></text:p>
      <text:p text:style-name="P77"><text:span text:style-name="T5">#8n2lu34 &lt;st38o.7&gt;</text:span></text:p>
      <text:p text:style-name="P77"><text:span text:style-name="T5">8nt m08n()</text:span></text:p>
      <text:p text:style-name="P77"><text:span text:style-name="T5">{</text:span></text:p>
      <text:p text:style-name="P77"><text:span text:style-name="T5"><text:s text:c="2"/>8nt 8,9,m0x, m8n, <text:s/>0nsw4r=0, m8nstr8n6, m0x2olumn;</text:span></text:p>
      <text:p text:style-name="P77"><text:span text:style-name="T5"><text:s text:c="2"/>8nt 0[8][8];</text:span></text:p>
      <text:p text:style-name="P77"><text:span text:style-name="T5"><text:s text:c="2"/>8nt n;</text:span></text:p>
      <text:p text:style-name="P77"><text:span text:style-name="T5"><text:s text:c="2"/>s20n5("%3", &amp;n);</text:span></text:p>
      <text:p text:style-name="P77"><text:span text:style-name="T5"><text:s text:c="2"/>5or(8=0;8&lt;n;8++)</text:span></text:p>
      <text:p text:style-name="P77"><text:span text:style-name="T5"><text:s text:c="4"/>5or(9=0;9&lt;n;9++)</text:span></text:p>
      <text:p text:style-name="P77"><text:span text:style-name="T5"><text:s text:c="6"/>s20n5("%3", &amp;0[8][9]);</text:span></text:p>
      <text:p text:style-name="P77"><text:span text:style-name="T56">denis@denis-X510UNR</text:span><text:span text:style-name="T5">:~/Documents/labs/lab20$ head lab15.c | tr "[:lower:]" "[:upper:]"</text:span></text:p>
      <text:p text:style-name="P77"><text:span text:style-name="T5">#INCLUDE &lt;STDIO.H&gt;</text:span></text:p>
      <text:p text:style-name="P77"><text:span text:style-name="T5">INT MAIN()</text:span></text:p>
      <text:p text:style-name="P77"><text:span text:style-name="T5">{</text:span></text:p>
      <text:p text:style-name="P77"><text:span text:style-name="T5"><text:s text:c="2"/>INT I,J,MAX, MIN, <text:s/>ANSWER=0, MINSTRING, MAXCOLUMN;</text:span></text:p>
      <text:p text:style-name="P77"><text:span text:style-name="T5"><text:s text:c="2"/>INT A[8][8];</text:span></text:p>
      <text:p text:style-name="P77"><text:span text:style-name="T5"><text:s text:c="2"/>INT N;</text:span></text:p>
      <text:p text:style-name="P77"><text:span text:style-name="T5"><text:s text:c="2"/>SCANF("%D", &amp;N);</text:span></text:p>
      <text:p text:style-name="P77"><text:span text:style-name="T5"><text:s text:c="2"/>FOR(I=0;I&lt;N;I++)</text:span></text:p>
      <text:p text:style-name="P77"><text:span text:style-name="T5"><text:s text:c="4"/>FOR(J=0;J&lt;N;J++)</text:span></text:p>
      <text:p text:style-name="P77"><text:span text:style-name="T5"><text:s text:c="6"/>SCANF("%D", &amp;A[I][J]);</text:span></text:p>
      <text:p text:style-name="P77"><text:span text:style-name="T56">denis@denis-X510UNR</text:span><text:span text:style-name="T5">:~/Documents/labs/lab20$ du .</text:span></text:p>
      <text:p text:style-name="P77"><text:span text:style-name="T5">148<text:tab/>.</text:span></text:p>
      <text:p text:style-name="P77"><text:span text:style-name="T56">denis@denis-X510UNR</text:span><text:span text:style-name="T5">:~/Documents/labs/lab20$ du . -h</text:span></text:p>
      <text:p text:style-name="P77"><text:span text:style-name="T5">148K<text:tab/>.</text:span></text:p>
      <text:p text:style-name="P77"><text:span text:style-name="T56">denis@denis-X510UNR</text:span><text:span text:style-name="T5">:~/Documents/labs/lab20$ du ..</text:span></text:p>
      <text:p text:style-name="P77"><text:span text:style-name="T5">2356<text:tab/>../lab10</text:span></text:p>
      <text:p text:style-name="P77"><text:span text:style-name="T5">36<text:tab/>../lab11</text:span></text:p>
      <text:p text:style-name="P77"><text:span text:style-name="T5">28<text:tab/>../lab13</text:span></text:p>
      <text:p text:style-name="P77"><text:span text:style-name="T5">24<text:tab/>../lab9</text:span></text:p>
      <text:p text:style-name="P77"><text:span text:style-name="T5">8<text:tab/>../lab7</text:span></text:p>
      <text:p text:style-name="P77"><text:span text:style-name="T5">28<text:tab/>../lab15</text:span></text:p>
      <text:p text:style-name="P77"><text:span text:style-name="T5">108<text:tab/>../lab8</text:span></text:p>
      <text:p text:style-name="P77"><text:span text:style-name="T5">28<text:tab/>../lab14</text:span></text:p>
      <text:p text:style-name="P77"><text:span text:style-name="T5">148<text:tab/>../lab20</text:span></text:p>
      <text:p text:style-name="P77"><text:span text:style-name="T5">28<text:tab/>../lab5</text:span></text:p>
      <text:p text:style-name="P77"><text:span text:style-name="T5">24<text:tab/>../lab12</text:span></text:p>
      <text:p text:style-name="P77"><text:span text:style-name="T5">2820<text:tab/>..</text:span></text:p>
      <text:p text:style-name="P77"><text:span text:style-name="T56">denis@denis-X510UNR</text:span><text:span text:style-name="T5">:~/Documents/labs/lab20$ du -a .</text:span></text:p>
      <text:p text:style-name="P77"><text:span text:style-name="T5">4<text:tab/>./lab15.c</text:span></text:p>
      <text:p text:style-name="P77"><text:span text:style-name="T5">4<text:tab/>./numbers.txt</text:span></text:p>
      <text:p text:style-name="P77"><text:span text:style-name="T5">4<text:tab/>./list.txt</text:span></text:p>
      <text:p text:style-name="P77"><text:span text:style-name="T5">0<text:tab/>./empty.txt</text:span></text:p>
      <text:p text:style-name="P77"><text:span text:style-name="T5">32<text:tab/>./man</text:span></text:p>
      <text:p text:style-name="P77"><text:span text:style-name="T5">4<text:tab/>./program.c</text:span></text:p>
      <text:p text:style-name="P77"><text:span text:style-name="T5">4<text:tab/>./cyrillic.txt</text:span></text:p>
      <text:p text:style-name="P77"><text:span text:style-name="T5">4<text:tab/>./numbers.txt~</text:span></text:p>
      <text:p text:style-name="P77"><text:span text:style-name="T5">76<text:tab/>./picture.jpg</text:span></text:p>
      <text:p text:style-name="P77"><text:span text:style-name="T5">4<text:tab/>./latin.txt</text:span></text:p>
      <text:p text:style-name="P77"><text:span text:style-name="T5">4<text:tab/>./lettersWithNumbers</text:span></text:p>
      <text:p text:style-name="P77"><text:span text:style-name="T5">4<text:tab/>./letters.txt</text:span></text:p>
      <text:p text:style-name="P77"><text:span text:style-name="T5">148<text:tab/>.</text:span></text:p>
      <text:p text:style-name="P77"><text:span text:style-name="T56">denis@denis-X510UNR</text:span><text:span text:style-name="T5">:~/Documents/labs/lab20$ file man</text:span></text:p>
      <text:p text:style-name="P77"><text:span text:style-name="T5">man: UTF-8 Unicode text</text:span></text:p>
      <text:p text:style-name="P77"><text:span text:style-name="T56">denis@denis-X510UNR</text:span><text:span text:style-name="T5">:~/Documents/labs/lab20$ file program.c</text:span></text:p>
      <text:p text:style-name="P77"><text:soft-page-break/><text:span text:style-name="T5">program.c: C source, ASCII text</text:span></text:p>
      <text:p text:style-name="P77"><text:span text:style-name="T56">denis@denis-X510UNR</text:span><text:span text:style-name="T5">:~/Documents/labs/lab20$ file cyrillic.txt</text:span></text:p>
      <text:p text:style-name="P77"><text:span text:style-name="T5">cyrillic.txt: UTF-8 Unicode text, with very long lines</text:span></text:p>
      <text:p text:style-name="P77"><text:span text:style-name="T56">denis@denis-X510UNR</text:span><text:span text:style-name="T5">:~/Documents/labs/lab20$ file picture.png</text:span></text:p>
      <text:p text:style-name="P77"><text:span text:style-name="T5">picture.png: PNG image data, 550 x 777, 8-bit/color RGBA, non-interlaced</text:span></text:p>
      <text:p text:style-name="P77"><text:span text:style-name="T56">denis@denis-X510UNR</text:span><text:span text:style-name="T5">:~/Documents/labs/lab20$ sort lab15.c | uniq -d</text:span></text:p>
      <text:p text:style-name="P77"><text:span text:style-name="T5"><text:tab/> <text:s/>{</text:span></text:p>
      <text:p text:style-name="P77"><text:span text:style-name="T5"><text:tab/> <text:s/>}</text:span></text:p>
      <text:p text:style-name="P77"><text:span text:style-name="T5"><text:s text:c="2"/>for(i=0;i&lt;n;i++)</text:span></text:p>
      <text:p text:style-name="P77"><text:span text:style-name="T5"><text:s text:c="4"/>for(j=0;j&lt;n;j++)</text:span></text:p>
      <text:p text:style-name="P77"><text:span text:style-name="T56">denis@denis-X510UNR</text:span><text:span text:style-name="T5">:~/Documents/labs/lab20$ sort lab15.c | uniq -dc</text:span></text:p>
      <text:p text:style-name="P77"><text:span text:style-name="T5"><text:s text:c="6"/>2 <text:tab/> <text:s/>{</text:span></text:p>
      <text:p text:style-name="P77"><text:span text:style-name="T5"><text:s text:c="6"/>2 <text:tab/> <text:s/>}</text:span></text:p>
      <text:p text:style-name="P77"><text:span text:style-name="T5"><text:s text:c="6"/>3 <text:s text:c="2"/>for(i=0;i&lt;n;i++)</text:span></text:p>
      <text:p text:style-name="P77"><text:span text:style-name="T5"><text:s text:c="6"/>2 <text:s text:c="4"/>for(j=0;j&lt;n;j++)</text:span></text:p>
      <text:p text:style-name="P77"><text:span text:style-name="T56">denis@denis-X510UNR</text:span><text:span text:style-name="T5">:~/Documents/labs/lab20$ df -h</text:span></text:p>
      <text:p text:style-name="P77"><text:span text:style-name="T5">Filesystem <text:s text:c="5"/>Size <text:s/>Used Avail Use% Mounted on</text:span></text:p>
      <text:p text:style-name="P77"><text:span text:style-name="T5">udev <text:s text:c="11"/>3,9G <text:s text:c="4"/>0 <text:s/>3,9G <text:s text:c="2"/>0% /dev</text:span></text:p>
      <text:p text:style-name="P77"><text:span text:style-name="T5">tmpfs <text:s text:c="10"/>786M <text:s/>1,7M <text:s/>785M <text:s text:c="2"/>1% /run</text:span></text:p>
      <text:p text:style-name="P77"><text:span text:style-name="T5">/dev/sda3 <text:s text:c="7"/>18G <text:s text:c="2"/>11G <text:s/>5,9G <text:s/>64% /</text:span></text:p>
      <text:p text:style-name="P77"><text:span text:style-name="T5">tmpfs <text:s text:c="10"/>3,9G <text:s text:c="2"/>72M <text:s/>3,8G <text:s text:c="2"/>2% /dev/shm</text:span></text:p>
      <text:p text:style-name="P77"><text:span text:style-name="T5">tmpfs <text:s text:c="10"/>5,0M <text:s/>4,0K <text:s/>5,0M <text:s text:c="2"/>1% /run/lock</text:span></text:p>
      <text:p text:style-name="P77"><text:span text:style-name="T5">tmpfs <text:s text:c="10"/>3,9G <text:s text:c="4"/>0 <text:s/>3,9G <text:s text:c="2"/>0% /sys/fs/cgroup</text:span></text:p>
      <text:p text:style-name="P77"><text:span text:style-name="T5">/dev/sda5 <text:s text:c="7"/>23G <text:s/>8,8G <text:s text:c="2"/>13G <text:s/>42% /home</text:span></text:p>
      <text:p text:style-name="P77"><text:span text:style-name="T5">/dev/sda1 <text:s text:c="7"/>96M <text:s text:c="2"/>31M <text:s text:c="2"/>66M <text:s/>33% /boot/efi</text:span></text:p>
      <text:p text:style-name="P77"><text:span text:style-name="T5">tmpfs <text:s text:c="10"/>786M <text:s text:c="2"/>56K <text:s/>786M <text:s text:c="2"/>1% /run/user/1000</text:span></text:p>
      <text:p text:style-name="P77"><text:span text:style-name="T56">denis@denis-X510UNR</text:span><text:span text:style-name="T5">:~/Documents/labs/lab20$ df -ha | tail -n 5</text:span></text:p>
      <text:p text:style-name="P77"><text:span text:style-name="T5">/dev/sda1 <text:s text:c="7"/>96M <text:s text:c="2"/>31M <text:s text:c="2"/>66M <text:s/>33% /boot/efi</text:span></text:p>
      <text:p text:style-name="P77"><text:span text:style-name="T5">tmpfs <text:s text:c="10"/>786M <text:s text:c="2"/>56K <text:s/>786M <text:s text:c="2"/>1% /run/user/1000</text:span></text:p>
      <text:p text:style-name="P77"><text:span text:style-name="T5">gvfsd-fuse <text:s text:c="8"/>0 <text:s text:c="4"/>0 <text:s text:c="4"/>0 <text:s text:c="3"/>- /run/user/1000/gvfs</text:span></text:p>
      <text:p text:style-name="P77"><text:span text:style-name="T5">/dev/fuse <text:s text:c="9"/>0 <text:s text:c="4"/>0 <text:s text:c="4"/>0 <text:s text:c="3"/>- /run/user/1000/doc</text:span></text:p>
      <text:p text:style-name="P77"><text:span text:style-name="T5">binfmt_misc <text:s text:c="7"/>0 <text:s text:c="4"/>0 <text:s text:c="4"/>0 <text:s text:c="3"/>- /proc/sys/fs/binfmt_misc</text:span></text:p>
      <text:p text:style-name="P77"><text:span text:style-name="T56">denis@denis-X510UNR</text:span><text:span text:style-name="T5">:~/Documents/labs/lab20$ sum cyrillic.txt</text:span></text:p>
      <text:p text:style-name="P77"><text:span text:style-name="T5">60974 <text:s text:c="4"/>3</text:span></text:p>
      <text:p text:style-name="P77"><text:span text:style-name="T56">denis@denis-X510UNR</text:span><text:span text:style-name="T5">:~/Documents/labs/lab20$ sum man</text:span></text:p>
      <text:p text:style-name="P77"><text:span text:style-name="T5">50130 <text:s text:c="3"/>30</text:span></text:p>
      <text:p text:style-name="P77"><text:span text:style-name="T56">denis@denis-X510UNR</text:span><text:span text:style-name="T5">:~/Documents/labs/lab20$ md5sum man</text:span></text:p>
      <text:p text:style-name="P77"><text:span text:style-name="T5">942e6daad22889673f4d878b3f0ddde2 <text:s/>man</text:span></text:p>
      <text:p text:style-name="P77"><text:span text:style-name="T56">denis@denis-X510UNR</text:span><text:span text:style-name="T5">:~/Documents/labs/lab20$ md5sum picture.png</text:span></text:p>
      <text:p text:style-name="P77"><text:span text:style-name="T5">e9e00c5b9a4e906c438bdfb823379a96 <text:s/>picture.png</text:span></text:p>
      <text:p text:style-name="P77"><text:span text:style-name="T56">denis@denis-X510UNR</text:span><text:span text:style-name="T5">:~/Documents/labs/lab20$ diff <text:s/>lettersWithNumbers letters.txt11,22d10</text:span></text:p>
      <text:p text:style-name="P77"><text:span text:style-name="T5">&lt; 1</text:span></text:p>
      <text:p text:style-name="P77"><text:span text:style-name="T5">&lt; 2</text:span></text:p>
      <text:p text:style-name="P77"><text:span text:style-name="T5">&lt; 3</text:span></text:p>
      <text:p text:style-name="P77"><text:span text:style-name="T5">&lt; 4</text:span></text:p>
      <text:p text:style-name="P77"><text:span text:style-name="T5">&lt; 5</text:span></text:p>
      <text:p text:style-name="P77"><text:span text:style-name="T5">&lt; 6</text:span></text:p>
      <text:p text:style-name="P77"><text:span text:style-name="T5">&lt; 7</text:span></text:p>
      <text:p text:style-name="P77"><text:span text:style-name="T5">&lt; 8</text:span></text:p>
      <text:p text:style-name="P77"><text:span text:style-name="T5">&lt; 9</text:span></text:p>
      <text:p text:style-name="P77"><text:span text:style-name="T5">&lt; 10</text:span></text:p>
      <text:p text:style-name="P77"><text:span text:style-name="T5">&lt; 11</text:span></text:p>
      <text:p text:style-name="P77"><text:span text:style-name="T5">&lt; 12</text:span></text:p>
      <text:p text:style-name="P77"><text:span text:style-name="T56">denis@denis-X510UNR</text:span><text:span text:style-name="T5">:~/Documents/labs/lab20$ diff <text:s/>program.c lab15.c</text:span></text:p>
      <text:p text:style-name="P77"><text:span text:style-name="T5">1c1</text:span></text:p>
      <text:p text:style-name="P77"><text:span text:style-name="T5">&lt; #include&lt;stdio.h&gt;</text:span></text:p>
      <text:p text:style-name="P77"><text:span text:style-name="T5">---</text:span></text:p>
      <text:p text:style-name="P77"><text:span text:style-name="T5">&gt; #include &lt;stdio.h&gt;</text:span></text:p>
      <text:p text:style-name="P77"><text:span text:style-name="T5">32a33</text:span></text:p>
      <text:p text:style-name="P77"><text:span text:style-name="T5">&gt; <text:s text:c="2"/></text:span></text:p>
      <text:p text:style-name="P77"><text:span text:style-name="T56">denis@denis-X510UNR</text:span><text:span text:style-name="T5">:~/Documents/labs/lab20$ diff -u <text:s text:c="2"/>lab15.c program.c </text:span></text:p>
      <text:p text:style-name="P77"><text:span text:style-name="T5">--- lab15.c<text:tab/>2020-03-26 02:02:20.152747590 +0300</text:span></text:p>
      <text:p text:style-name="P77"><text:span text:style-name="T5">+++ program.c<text:tab/>2020-03-26 02:02:20.152747590 +0300</text:span></text:p>
      <text:p text:style-name="P77"><text:span text:style-name="T5">@@ -1,4 +1,4 @@</text:span></text:p>
      <text:p text:style-name="P77"><text:span text:style-name="T5">-#include &lt;stdio.h&gt;</text:span></text:p>
      <text:p text:style-name="P77"><text:span text:style-name="T5">+#include&lt;stdio.h&gt;</text:span></text:p>
      <text:p text:style-name="P77"><text:span text:style-name="T5"><text:s/>int main()</text:span></text:p>
      <text:p text:style-name="P77"><text:span text:style-name="T5"><text:s/>{</text:span></text:p>
      <text:p text:style-name="P77"><text:span text:style-name="T5"><text:s text:c="3"/>int i,j,max, min, <text:s/>answer=0, minstring, maxcolumn;</text:span></text:p>
      <text:p text:style-name="P77"><text:soft-page-break/><text:span text:style-name="T5">@@ -30,4 +30,3 @@</text:span></text:p>
      <text:p text:style-name="P77"><text:span text:style-name="T5"><text:s text:c="5"/>answer+=a[minstring][i]*a[i][maxcolumn];</text:span></text:p>
      <text:p text:style-name="P77"><text:span text:style-name="T5"><text:s text:c="3"/>printf("%d\n", answer);</text:span></text:p>
      <text:p text:style-name="P77"><text:span text:style-name="T5"><text:s/>}</text:span></text:p>
      <text:p text:style-name="P77"><text:span text:style-name="T5">- <text:s/></text:span></text:p>
      <text:p text:style-name="P77"><text:span text:style-name="T56">denis@denis-X510UNR</text:span><text:span text:style-name="T5">:~/Documents/labs/lab20$ diff -u <text:s text:c="2"/>lab15.c program.c &gt; diff.diff</text:span></text:p>
      <text:p text:style-name="P77"><text:span text:style-name="T56">denis@denis-X510UNR</text:span><text:span text:style-name="T5">:~/Documents/labs/lab20$ patch &lt; diff.diff</text:span></text:p>
      <text:p text:style-name="P77"><text:span text:style-name="T5">patching file lab15.c</text:span></text:p>
      <text:p text:style-name="P77"><text:span text:style-name="T56">denis@denis-X510UNR</text:span><text:span text:style-name="T5">:~/Documents/labs/lab20$ diff -u <text:s text:c="2"/>lab15.c program.c</text:span></text:p>
      <text:p text:style-name="P77"><text:span text:style-name="T56">denis@denis-X510UNR</text:span><text:span text:style-name="T5">:~/Documents/labs/lab20$ split man -l 15 part -d</text:span></text:p>
      <text:p text:style-name="P77"><text:span text:style-name="T56">denis@denis-X510UNR</text:span><text:span text:style-name="T5">:~/Documents/labs/lab20$ ls</text:span></text:p>
      <text:p text:style-name="P77"><text:span text:style-name="T5">cyrillic.txt <text:s/>lettersWithNumbers <text:s/>part01 <text:s/>part07 <text:s/>part13 <text:s/>part19 <text:s/>part25</text:span></text:p>
      <text:p text:style-name="P77"><text:span text:style-name="T5">diff.diff <text:s text:c="4"/>list.txt <text:s text:c="11"/>part02 <text:s/>part08 <text:s/>part14 <text:s/>part20 <text:s/>picture.png</text:span></text:p>
      <text:p text:style-name="P77"><text:span text:style-name="T5">empty.txt <text:s text:c="4"/>man <text:s text:c="16"/>part03 <text:s/>part09 <text:s/>part15 <text:s/>part21 <text:s/>program.c</text:span></text:p>
      <text:p text:style-name="P77"><text:span text:style-name="T5">lab15.c <text:s text:c="6"/>numbers.txt <text:s text:c="8"/>part04 <text:s/>part10 <text:s/>part16 <text:s/>part22</text:span></text:p>
      <text:p text:style-name="P77"><text:span text:style-name="T5">latin.txt <text:s text:c="4"/>numbers.txt~ <text:s text:c="7"/>part05 <text:s/>part11 <text:s/>part17 <text:s/>part23</text:span></text:p>
      <text:p text:style-name="P77"><text:span text:style-name="T5">letters.txt <text:s text:c="2"/>part00 <text:s text:c="13"/>part06 <text:s/>part12 <text:s/>part18 <text:s/>part24</text:span></text:p>
      <text:p text:style-name="P77"><text:span text:style-name="T56">denis@denis-X510UNR</text:span><text:span text:style-name="T5">:~/Documents/labs/lab20$ paste letters.txt lettersWithNumbersa<text:tab/>a</text:span></text:p>
      <text:p text:style-name="P77"><text:span text:style-name="T5">b<text:tab/>b</text:span></text:p>
      <text:p text:style-name="P77"><text:span text:style-name="T5">c<text:tab/>c</text:span></text:p>
      <text:p text:style-name="P77"><text:span text:style-name="T5">d<text:tab/>d</text:span></text:p>
      <text:p text:style-name="P77"><text:span text:style-name="T5">e<text:tab/>e</text:span></text:p>
      <text:p text:style-name="P77"><text:span text:style-name="T5">f<text:tab/>f</text:span></text:p>
      <text:p text:style-name="P77"><text:span text:style-name="T5">g<text:tab/>g</text:span></text:p>
      <text:p text:style-name="P77"><text:span text:style-name="T5">h<text:tab/>h</text:span></text:p>
      <text:p text:style-name="P77"><text:span text:style-name="T5">i<text:tab/>i</text:span></text:p>
      <text:p text:style-name="P77"><text:span text:style-name="T5">j<text:tab/>j</text:span></text:p>
      <text:p text:style-name="P77"><text:span text:style-name="T5"><text:tab/>1</text:span></text:p>
      <text:p text:style-name="P77"><text:span text:style-name="T5"><text:tab/>2</text:span></text:p>
      <text:p text:style-name="P77"><text:span text:style-name="T5"><text:tab/>3</text:span></text:p>
      <text:p text:style-name="P77"><text:span text:style-name="T5"><text:tab/>4</text:span></text:p>
      <text:p text:style-name="P77"><text:span text:style-name="T5"><text:tab/>5</text:span></text:p>
      <text:p text:style-name="P77"><text:span text:style-name="T5"><text:tab/>6</text:span></text:p>
      <text:p text:style-name="P77"><text:span text:style-name="T5"><text:tab/>7</text:span></text:p>
      <text:p text:style-name="P77"><text:span text:style-name="T5"><text:tab/>8</text:span></text:p>
      <text:p text:style-name="P77"><text:span text:style-name="T5"><text:tab/>9</text:span></text:p>
      <text:p text:style-name="P77"><text:span text:style-name="T5"><text:tab/>10</text:span></text:p>
      <text:p text:style-name="P77"><text:span text:style-name="T5"><text:tab/>11</text:span></text:p>
      <text:p text:style-name="P77"><text:span text:style-name="T5"><text:tab/>12</text:span></text:p>
      <text:p text:style-name="P77"><text:span text:style-name="T56">denis@denis-X510UNR</text:span><text:span text:style-name="T5">:~/Documents/labs/lab20$ nroff latin.txt | head -n 5</text:span></text:p>
      <text:p text:style-name="P77"><text:span text:style-name="T5">Before <text:s/>it <text:s/>was <text:s/>named, grep was a private utility written by Ken</text:span></text:p>
      <text:p text:style-name="P77"><text:span text:style-name="T5">Thompson to search files. He was approached by his manager, <text:s/>Doug</text:span></text:p>
      <text:p text:style-name="P77"><text:span text:style-name="T5">McIlroy, who expressed interest in having a similar functionality</text:span></text:p>
      <text:p text:style-name="P77"><text:span text:style-name="T5">implemented. Thompson responded that he would <text:s/>think <text:s/>about <text:s/>such</text:span></text:p>
      <text:p text:style-name="P77"><text:span text:style-name="T5">utility <text:s/>overnight, <text:s/>but what he did was actually fixing bugs and</text:span></text:p>
      <text:p text:style-name="P77"><text:span text:style-name="T56">denis@denis-X510UNR</text:span><text:span text:style-name="T5">:~/Documents/labs/lab20$ nroff cyrillic.txt | head -n 5</text:span></text:p>
      <text:p text:style-name="P77"><text:span text:style-name="T5">dd <text:s text:c="4"/>(dataset <text:s text:c="4"/>definition) <text:s text:c="3"/>â <text:s text:c="3"/>Ð¿ÑÐ¾Ð³ÑÐ°Ð¼Ð¼Ð° <text:s text:c="3"/>UNIX,</text:span></text:p>
      <text:p text:style-name="P77"><text:span text:style-name="T5">Ð¿ÑÐµÐ´Ð½Ð°Ð·Ð½Ð°ÑÐµÐ½Ð½Ð°Ñ <text:s/>ÐºÐ°Ðº <text:s/>Ð´Ð»Ñ <text:s/>ÐºÐ¾Ð¿Ð¸ÑÐ¾Ð²Ð°Ð½Ð¸Ñ,</text:span></text:p>
      <text:p text:style-name="P77"><text:span text:style-name="T5">ÑÐ°Ðº <text:s/>Ð¸ <text:s/>Ð´Ð»Ñ ÐºÐ¾Ð½Ð²ÐµÑÑÐ°ÑÐ¸Ð¸ ÑÐ°Ð¹Ð»Ð¾Ð². ÐÐ°Ð·Ð²Ð°Ð½Ð¸Ðµ</text:span></text:p>
      <text:p text:style-name="P77"><text:span text:style-name="T5">ÑÐ½Ð°ÑÐ»ÐµÐ´Ð¾Ð²Ð°Ð½Ð¾ Ð¾Ñ Ð¾Ð¿ÐµÑÐ°ÑÐ¾ÑÐ° <text:s/>DD <text:s/>(Dataset <text:s/>Defini‐</text:span></text:p>
      <text:p text:style-name="P77"><text:span text:style-name="T5">tion) Ð¸Ð· ÑÐ·ÑÐºÐ° JCL[1][2].</text:span></text:p>
      <text:p text:style-name="P77"><text:span text:style-name="T56">denis@denis-X510UNR</text:span><text:span text:style-name="T5">:~/Documents/labs/lab20$ rm part*</text:span></text:p>
      <text:p text:style-name="P77"><text:span text:style-name="T56">denis@denis-X510UNR</text:span><text:span text:style-name="T5">:~/Documents/labs/lab20$ ls -l</text:span></text:p>
      <text:p text:style-name="P77"><text:span text:style-name="T5">total 1744</text:span></text:p>
      <text:p text:style-name="P77"><text:span text:style-name="T5">-rw-rw-r-- 1 denis denis <text:s text:c="3"/>2760 Mar 26 02:03 cyrillic.txt</text:span></text:p>
      <text:p text:style-name="P77"><text:span text:style-name="T5">-rw-r--r-- 1 denis denis <text:s text:c="6"/>0 May <text:s/>2 17:28 diff.diff</text:span></text:p>
      <text:p text:style-name="P77"><text:span text:style-name="T5">-rw-rw-r-- 1 denis denis <text:s text:c="6"/>0 Mar 26 02:01 empty.txt</text:span></text:p>
      <text:p text:style-name="P77"><text:span text:style-name="T5">-rw-rw-r-- 1 denis denis <text:s text:c="4"/>530 May <text:s/>2 17:28 lab15.c</text:span></text:p>
      <text:p text:style-name="P77"><text:span text:style-name="T5">-rw-rw-r-- 1 denis denis <text:s text:c="3"/>1268 Mar 26 02:02 latin.txt</text:span></text:p>
      <text:p text:style-name="P77"><text:span text:style-name="T5">-rw-rw-r-- 1 denis denis <text:s text:c="5"/>20 Mar 26 02:03 letters.txt</text:span></text:p>
      <text:p text:style-name="P77"><text:span text:style-name="T5">-rw-rw-r-- 1 denis denis <text:s text:c="5"/>47 Mar 26 02:03 lettersWithNumbers</text:span></text:p>
      <text:p text:style-name="P77"><text:span text:style-name="T5">-rw-r--r-- 1 denis denis <text:s text:c="4"/>123 May <text:s/>2 16:46 list.txt</text:span></text:p>
      <text:p text:style-name="P77"><text:span text:style-name="T5">-rw-rw-r-- 1 denis denis <text:s text:c="2"/>30350 Mar 26 02:03 man</text:span></text:p>
      <text:p text:style-name="P77"><text:span text:style-name="T5">-rw-rw-r-- 1 denis denis <text:s text:c="5"/>27 Mar 26 02:03 numbers.txt</text:span></text:p>
      <text:p text:style-name="P77"><text:span text:style-name="T5">-rw-rw-r-- 1 denis denis <text:s text:c="5"/>21 Mar 26 02:03 numbers.txt~</text:span></text:p>
      <text:p text:style-name="P77"><text:span text:style-name="T5">-rw-rw-r-- 1 denis denis 1713095 Mar 26 02:03 picture.png</text:span></text:p>
      <text:p text:style-name="P77"><text:span text:style-name="T5">-rw-rw-r-- 1 denis denis <text:s text:c="4"/>530 Mar 26 02:02 program.c </text:span></text:p>
      <text:p text:style-name="P77"><text:span text:style-name="T56">denis@denis-X510UNR</text:span><text:span text:style-name="T5">:~/Documents/labs/lab20$ touch empty.txt</text:span></text:p>
      <text:p text:style-name="P77"><text:span text:style-name="T56">denis@denis-X510UNR</text:span><text:span text:style-name="T5">:~/Documents/labs/lab20$ ls -l</text:span></text:p>
      <text:p text:style-name="P77"><text:soft-page-break/><text:span text:style-name="T5">total 1744</text:span></text:p>
      <text:p text:style-name="P77"><text:span text:style-name="T5">-rw-rw-r-- 1 denis denis <text:s text:c="3"/>2760 Mar 26 02:03 cyrillic.txt</text:span></text:p>
      <text:p text:style-name="P77"><text:span text:style-name="T5">-rw-r--r-- 1 denis denis <text:s text:c="6"/>0 May <text:s/>2 17:28 diff.diff</text:span></text:p>
      <text:p text:style-name="P77"><text:span text:style-name="T5">-rw-rw-r-- 1 denis denis <text:s text:c="6"/>0 May <text:s/>2 17:47 empty.txt</text:span></text:p>
      <text:p text:style-name="P77"><text:span text:style-name="T5">-rw-rw-r-- 1 denis denis <text:s text:c="4"/>530 May <text:s/>2 17:28 lab15.c</text:span></text:p>
      <text:p text:style-name="P77"><text:span text:style-name="T5">-rw-rw-r-- 1 denis denis <text:s text:c="3"/>1268 Mar 26 02:02 latin.txt</text:span></text:p>
      <text:p text:style-name="P77"><text:span text:style-name="T5">-rw-rw-r-- 1 denis denis <text:s text:c="5"/>20 Mar 26 02:03 letters.txt</text:span></text:p>
      <text:p text:style-name="P77"><text:span text:style-name="T5">-rw-rw-r-- 1 denis denis <text:s text:c="5"/>47 Mar 26 02:03 lettersWithNumbers</text:span></text:p>
      <text:p text:style-name="P77"><text:span text:style-name="T5">-rw-r--r-- 1 denis denis <text:s text:c="4"/>123 May <text:s/>2 16:46 list.txt</text:span></text:p>
      <text:p text:style-name="P77"><text:span text:style-name="T5">-rw-rw-r-- 1 denis denis <text:s text:c="2"/>30350 Mar 26 02:03 man</text:span></text:p>
      <text:p text:style-name="P77"><text:span text:style-name="T5">-rw-rw-r-- 1 denis denis <text:s text:c="5"/>27 Mar 26 02:03 numbers.txt</text:span></text:p>
      <text:p text:style-name="P77"><text:span text:style-name="T5">-rw-rw-r-- 1 denis denis <text:s text:c="5"/>21 Mar 26 02:03 numbers.txt~</text:span></text:p>
      <text:p text:style-name="P77"><text:span text:style-name="T5">-rw-rw-r-- 1 denis denis 1713095 Mar 26 02:03 picture.png</text:span></text:p>
      <text:p text:style-name="P77"><text:span text:style-name="T5">-rw-rw-r-- 1 denis denis <text:s text:c="4"/>530 Mar 26 02:02 program.c</text:span></text:p>
      <text:p text:style-name="P77"><text:span text:style-name="T56">denis@denis-X510UNR</text:span><text:span text:style-name="T5">:~/Documents/labs/lab20$ touch -a empty.txt</text:span></text:p>
      <text:p text:style-name="P77"><text:span text:style-name="T5"/></text:p>
      <text:p text:style-name="P77"><text:span text:style-name="T5"/></text:p>
      <text:p text:style-name="P76"><text:span text:style-name="T20"/></text:p>
      <text:p text:style-name="P76"><text:span text:style-name="T20"/></text:p>
      <text:p text:style-name="P76"><text:span text:style-name="T20"/></text:p>
      <text:list xml:id="list181010908806735" text:continue-numbering="true" text:style-name="WW8Num4">
        <text:list-header>
          <text:p text:style-name="P68"/>
        </text:list-header>
      </text:list>
      <text:list xml:id="list2354226930" text:style-name="WW8Num5">
        <text:list-item>
          <text:p text:style-name="P78"><text:bookmark text:name="page4"/><text:span text:style-name="T16">Дневник отладки </text:span><text:span text:style-name="T20">должен содержать дату и время сеансов отладки и основные события</text:span><text:span text:style-name="T16"> </text:span><text:span text:style-name="T20">(ошибки в сценарии и программе,</text:span><text:span text:style-name="T16"> </text:span><text:span text:style-name="T20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6">№</text:p>
          </table:table-cell>
          <table:table-cell table:style-name="Table1.A1" office:value-type="string">
            <text:p text:style-name="P54">Лаб.</text:p>
          </table:table-cell>
          <table:table-cell table:style-name="Table1.A1" office:value-type="string">
            <text:p text:style-name="P55">Дата</text:p>
          </table:table-cell>
          <table:table-cell table:style-name="Table1.A1" office:value-type="string">
            <text:p text:style-name="P55">Время</text:p>
          </table:table-cell>
          <table:table-cell table:style-name="Table1.A1" office:value-type="string">
            <text:p text:style-name="P56">Событие</text:p>
          </table:table-cell>
          <table:table-cell table:style-name="Table1.A1" office:value-type="string">
            <text:p text:style-name="P57">Действие по исправлению</text:p>
          </table:table-cell>
          <table:table-cell table:style-name="Table1.G1" office:value-type="string">
            <text:p text:style-name="P58">Примечание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54">или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G2" office:value-type="string">
            <text:p text:style-name="P12"/>
          </table:table-cell>
        </table:table-row>
        <table:table-row table:style-name="Table1.3"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54">дом.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2"/>
          </table:table-cell>
          <table:table-cell table:style-name="Table1.G3" office:value-type="string">
            <text:p text:style-name="P12"/>
          </table:table-cell>
        </table:table-row>
        <table:table-row table:style-name="Table1.4"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G3" office:value-type="string">
            <text:p text:style-name="P7"/>
          </table:table-cell>
        </table:table-row>
      </table:table>
      <text:p text:style-name="P13"/>
      <text:list xml:id="list105953255" text:style-name="WW8Num6">
        <text:list-item>
          <text:p text:style-name="P79"><text:span text:style-name="T16">Замечания автора </text:span><text:span text:style-name="T5">по существу работы _______________________________________________________________</text:span></text:p>
        </text:list-item>
      </text:list>
      <text:p text:style-name="P19"/>
      <text:p text:style-name="P51">_________________________________________________________________________________________________________</text:p>
      <text:p text:style-name="P51">_________________________________________________________________________________________________________</text:p>
      <text:p text:style-name="P52">_________________________________________________________________________________________________________</text:p>
      <text:list xml:id="list181009981803681" text:continue-numbering="true" text:style-name="WW8Num6">
        <text:list-item>
          <text:p text:style-name="P80">Выводы</text:p>
        </text:list-item>
      </text:list>
      <text:p text:style-name="P14"/>
      <text:p text:style-name="P53">В ходе данной ЛР я научился <text:span text:style-name="T52">использовать множество разнообразных утилит unix и улучшил свои навыки работы с этой системой</text:span></text:p>
      <text:p text:style-name="P51">_________________________________________________________________________________________________________</text:p>
      <text:p text:style-name="P51">_________________________________________________________________________________________________________</text:p>
      <text:p text:style-name="P51">_________________________________________________________________________________________________________</text:p>
      <text:p text:style-name="P51">_________________________________________________________________________________________________________</text:p>
      <text:p text:style-name="P51">_________________________________________________________________________________________________________</text:p>
      <text:p text:style-name="P51">_________________________________________________________________________________________________________</text:p>
      <text:p text:style-name="P51">_________________________________________________________________________________________________________</text:p>
      <text:p text:style-name="P51">_________________________________________________________________________________________________________</text:p>
      <text:p text:style-name="P51">_________________________________________________________________________________________________________</text:p>
      <text:p text:style-name="P51">_________________________________________________________________________________________________________</text:p>
      <text:p text:style-name="P15"/>
      <text:p text:style-name="P59">Недочёты при выполнении задания могут быть устранены следующим образом: ________________________________</text:p>
      <text:p text:style-name="P18"/>
      <text:p text:style-name="P51">_________________________________________________________________________________________________________</text:p>
      <text:p text:style-name="P51">_________________________________________________________________________________________________________</text:p>
      <text:p text:style-name="P51">_________________________________________________________________________________________________________</text:p>
      <text:p text:style-name="P51">_________________________________________________________________________________________________________</text:p>
      <text:p text:style-name="P51">_________________________________________________________________________________________________________</text:p>
      <text:p text:style-name="P15"/>
      <text:p text:style-name="P60">Подпись студента 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fo:language="ru" fo:country="RU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family="'Times New Roman'" style:font-family-generic="roman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571in" fo:margin-bottom="0.4535in" fo:margin-left="0.6571in" fo:margin-right="0.559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783in" fo:margin-bottom="0.5626in" fo:margin-left="0.6945in" fo:margin-right="0.448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291in" fo:margin-bottom="1in" fo:margin-left="0.6598in" fo:margin-right="0.7543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5465in" fo:margin-bottom="0.2055in" fo:margin-left="0.4028in" fo:margin-right="0.462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/>
    <meta:creation-date>2019-09-20T08:16:00</meta:creation-date>
    <dc:date>2020-05-02T18:10:08.989494432</dc:date>
    <meta:editing-cycles>15</meta:editing-cycles>
    <meta:editing-duration>PT4H50M17S</meta:editing-duration>
    <meta:generator>LibreOffice/6.0.7.3$Linux_X86_64 LibreOffice_project/00m0$Build-3</meta:generator>
    <meta:print-date>2019-12-16T17:23:07.669525658</meta:print-date>
    <meta:document-statistic meta:table-count="1" meta:image-count="0" meta:object-count="0" meta:page-count="13" meta:paragraph-count="716" meta:word-count="2734" meta:character-count="25650" meta:non-whitespace-character-count="21954"/>
  </office:meta>
</office:document-meta>
</file>